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monospac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sans-serif" svg:font-family="sans-serif"/>
  </office:font-face-decls>
  <office:automatic-styles>
    <style:style style:name="P1" style:family="paragraph" style:parent-style-name="Heading_20_1">
      <style:paragraph-properties fo:margin-left="0cm" fo:margin-right="0cm" fo:margin-top="0cm" fo:margin-bottom="0cm" style:contextual-spacing="false" fo:text-align="start" style:justify-single-word="false" fo:orphans="2" fo:widows="2" fo:text-indent="0cm" style:auto-text-indent="false"/>
      <style:text-properties fo:font-variant="normal" fo:text-transform="none" fo:color="#006400" loext:opacity="100%" style:font-name="Arial" fo:font-size="24pt" fo:letter-spacing="normal" fo:font-style="normal" fo:font-weight="normal"/>
    </style:style>
    <style:style style:name="P2" style:family="paragraph" style:parent-style-name="Heading_20_2">
      <style:paragraph-properties fo:margin-left="0cm" fo:margin-right="0cm" fo:margin-top="0.397cm" fo:margin-bottom="0.106cm" style:contextual-spacing="false" fo:text-align="start" style:justify-single-word="false" fo:orphans="2" fo:widows="2" fo:text-indent="0cm" style:auto-text-indent="false"/>
      <style:text-properties fo:font-variant="normal" fo:text-transform="none" fo:color="#006400" loext:opacity="100%" style:font-name="Arial" fo:letter-spacing="normal" fo:font-style="normal" fo:font-weight="normal"/>
    </style:style>
    <style:style style:name="P3" style:family="paragraph" style:parent-style-name="Standard">
      <style:paragraph-properties fo:margin-left="0cm" fo:margin-right="0cm" fo:text-align="start" style:justify-single-word="false" fo:orphans="2" fo:widows="2" fo:text-indent="0cm" style:auto-text-indent="false"/>
    </style:style>
    <style:style style:name="P4" style:family="paragraph" style:parent-style-name="Text_20_body">
      <style:paragraph-properties fo:margin-left="0cm" fo:margin-right="0cm" style:line-height-at-least="0.82cm" fo:text-align="start" style:justify-single-word="false" fo:orphans="2" fo:widows="2" fo:text-indent="0cm" style:auto-text-indent="false"/>
    </style:style>
    <style:style style:name="P5" style:family="paragraph" style:parent-style-name="Text_20_body">
      <style:paragraph-properties fo:margin-left="0cm" fo:margin-right="0cm" style:line-height-at-least="0.794cm" fo:text-align="start" style:justify-single-word="false" fo:orphans="2" fo:widows="2" fo:text-indent="0cm" style:auto-text-indent="false" fo:break-before="page"/>
      <style:text-properties fo:font-variant="normal" fo:text-transform="none" fo:color="#000000" loext:opacity="100%" style:font-name="Lucida Console" fo:letter-spacing="normal" fo:font-style="normal" fo:font-weight="normal"/>
    </style:style>
    <style:style style:name="T1" style:family="text">
      <style:text-properties fo:font-variant="normal" fo:text-transform="none" fo:color="#000000" loext:opacity="100%" style:font-name="Lucida Console" fo:font-size="15pt" fo:letter-spacing="normal" fo:font-style="normal" fo:font-weight="normal"/>
    </style:style>
    <style:style style:name="T2" style:family="text">
      <style:text-properties fo:font-variant="normal" fo:text-transform="none" fo:color="#000000" loext:opacity="100%" style:font-name="Times New Roman" fo:font-size="14.25pt" fo:letter-spacing="normal" fo:font-style="normal" fo:font-weight="normal"/>
    </style:style>
    <style:style style:name="T3" style:family="text">
      <style:text-properties fo:font-variant="normal" fo:text-transform="none" fo:color="#000000" loext:opacity="100%" style:font-name="Times New Roman" fo:font-size="14pt" fo:letter-spacing="normal" fo:font-style="normal" fo:font-weight="normal"/>
    </style:style>
    <style:style style:name="T4" style:family="text">
      <style:text-properties fo:font-variant="normal" fo:text-transform="none" fo:color="#006400" loext:opacity="100%" style:font-name="sans-serif" fo:font-size="15pt" fo:letter-spacing="normal" fo:font-style="normal" style:text-underline-style="solid" style:text-underline-width="auto" style:text-underline-color="font-color" fo:font-weight="normal"/>
    </style:style>
    <style:style style:name="T5" style:family="text">
      <style:text-properties fo:font-variant="normal" fo:text-transform="none" fo:color="#006400" loext:opacity="100%" style:font-name="sans-serif" fo:font-size="15pt" fo:letter-spacing="normal" fo:font-style="normal" fo:font-weight="normal"/>
    </style:style>
    <style:style style:name="T6" style:family="text">
      <style:text-properties fo:font-size="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ABABA ABACA ABACO ABADA ABADI ABAJA ABAJE ABAJO ABALA ABALE ABALO ABANA ABANE ABANO ABAÑA ABAÑE ABAÑO ABASI ABATA ABATE ABATI ABATO ABECE ABEJA ABETE ABETO ABIAR ABIAS ABINA ABINE ABINO ABISO ABITA ABITE ABITO ABOBA ABOBE ABOBO ABOCA ABOCO ABOFA ABOFE ABOFO ABOGA ABOGO ABOLI ABONA ABONE ABONO ABOYA ABOYE ABOYO ABOZO ABRAN ABRAS ABREN ABRES ABRIA ABRID ABRIL ABRIO ABRIR ABRIS ABSIT ABUBO ABUCE ABUJE ABURA ABURE ABURO ABUSA ABUSE ABUSO ABUZA ABUZO ACABA ACABE ACABO ACAMA ACAME ACAMO ACANA ACARA ACARE ACARO ACASO ACATA ACATE ACATO ACEBO ACECE ACEDA ACEDE ACEDO ACEMA ACEÑA ACEPA ACEPE ACEPO ACERA ACERE ACERO ACETA ACETO ACEZA ACEZO ACHIN ACHIS ACIAL ACIAR ACIDA ACIDO ACIJE ACILO ACIMO ACION ACLES ACLLA ACMES ACNES ACOCA ACOCO ACODA ACODE ACODO ACOGE ACOGI ACOJA ACOJO ACOLA ACOLE ACOLO ACOPA ACOPE ACOPO ACORA ACORE ACORO ACOSA ACOSE ACOSO ACOTA ACOTE ACOTO ACRES ACROE ACROY ACTAS ACTEA ACTOR ACTOS ACTUA ACTUE ACTUO ACUDA ACUDE ACUDI ACUDO ACUEA ACUEO ACULA ACULE ACULO ACUNA ACUNE ACUNO ACUÑA ACUÑE ACUÑO ACURE ACUSA ACUSE ACUSO ACUTA ACUTI ACUTO ACUYO ADALA ADAMA ADAME ADAMO ADAZA ADEMA ADEME ADEMO ADIAD ADIAN ADIAR ADIAS ADIEN ADIES ADIOS ADIVA ADIVE ADOBA ADOBE ADOBO ADORA ADORE ADORO ADOSA ADOSE ADOSO ADRAD ADRAL ADRAN ADRAR ADRAS ADREN ADRES ADUAR ADUCE ADUCI ADUFE ADUJA ADUJE ADUJO ADULA ADULE ADULO ADUNA ADUNE ADUNO ADURA ADURE ADURI ADURO ADVEN AEDAS AEDOS AEREA AEREO AETAS AFACA AFACE AFAGA AFAGO AFAMA AFAME AFAMO AFANA AFANE AFANO AFARA AFARE AFATA AFATE AFATO AFEAD AFEAN AFEAR AFEAS AFEEN AFEES AFIAR AFICE AFIJA AFIJO AFILA AFILE AFILO AFINA AFINE AFINO AFIZO AFLUI AFOCA AFOCO AFOFA AFOFE AFOFO AFOGA AFOGO AFONA AFONO AFORA AFORE AFORO AFOSA AFOSE AFOSO AFTAS AFUFA AFUFE AFUFO AFUMA AFUME AFUMO AGACE AGAMI AGANA AGANE AGANO AGAPE AGATA AGAVE AGIOS AGITA AGITE AGITO AGNUS AGOLA AGOLE AGOLO AGORA AGORE AGORO AGOTA AGOTE AGOTO AGRAS AGRAZ AGRES AGRIA AGRIE AGRIO AGROR AGROS AGUAD AGUAI AGUAN AGUAR AGUAS AGUAY AGUCE AGUDA AGUDO AGUEN AGUES AGUIN AGUIO AGUJA AGUTI AGUZA AGUZO AHAJA AHAJE AHAJO AHIJA AHIJE AHIJO AHILA AHILE AHILO AHINA AHITA AHITE AHITO AHOGA AHOGO AHORA AHOYA AHOYE AHOYO AHUMA AHUME AHUMO AHUSA AHUSE AHUSO AILLO AILLU AINAS AIRAD AIRAN AIRAR AIRAS AIREA AIREE AIREN AIREO AIRES AIRON AISAS AISLA AISLE AISLO AITES AJABA AJADA AJADO AJAIS AJAJA AJARA AJARE AJASE AJEAD AJEAN AJEAR AJEAS AJEBE AJEEN AJEES AJEIS AJENA AJENO AJEOS AJERA AJERO AJETE AJICE AJIES AJIPA AJIZA AJIZO AJOBO AJORA AJORE AJORO AJOTA AJOTE AJOTO AJUAR AJUMA AJUME AJUMO AJUNA AJUNO ALABA ALABE ALABO ALACO ALADA ALADO ALAFA ALAGA ALAGO ALAJU ALALA ALALO ALAMA ALAMO </text:span><text:soft-page-break/><text:span text:style-name="T1">ALANA ALANO ALAUI ALAZO ALBAR ALBAS ALBEA ALBEE ALBEO ALBIN ALBOR ALBOS ALBUM ALBUR ALCAS ALCEA ALCEN ALCES ALCOR ALDEA ALEAD ALEAN ALEAR ALEAS ALECE ALEDA ALEEN ALEES ALEFS ALEGA ALEGO ALEJA ALEJE ALEJO ALELA ALELE ALELI ALELO ALEMA ALERO ALETA ALETO ALEVE ALEYA ALEZO ALFAD ALFAN ALFAR ALFAS ALFEN ALFES ALFIL ALFIZ ALFOZ ALGAR ALGAS ALGOL ALGOS ALGUN ALHOZ ALIAD ALIAN ALIAR ALIAS ALICA ALIEN ALIER ALIES ALIFA ALIGA ALIGO ALIJA ALIJE ALIJO ALIMO ALIMS ALIÑA ALIÑE ALIÑO ALIOJ ALISA ALISE ALISO ALJEZ ALJOR ALLEN ALMAS ALMEA ALMEZ ALMOS ALMUD ALNAS ALNOS ALOBA ALOBE ALOBO ALOCA ALOCO ALOES ALOJA ALOJE ALOJO ALOLA ALOLE ALOLO ALOMA ALOME ALOMO ALONA ALORA ALOSA ALOTA ALOTE ALOTO ALOYA ALPES ALTAR ALTAS ALTEA ALTEE ALTEO ALTOR ALTOS ALUAS ALUCE ALUDA ALUDE ALUDI ALUDO ALULA ALUNA ALUNE ALUNO ALUZA ALUZO ALVEO ALZAD ALZAN ALZAR ALZAS ALZOS AMABA AMADA AMADO AMAGA AMAGO AMAIS AMALA AMALE AMALO AMANA AMANE AMANO AMAÑA AMAÑE AMAÑO AMARA AMARE AMARO AMASA AMASE AMASO AMATA AMATE AMATO AMBAR AMBAS AMBLA AMBLE AMBLO AMBON AMBOS AMEBA AMEIS AMELA AMELE AMELO AMENA AMENO AMEOS AMERA AMERE AMERO AMIAS AMIBA AMIBO AMIDA AMIGA AMIGO AMINA AMINE AMINO AMIRI AMITO AMOLA AMOLE AMOLO AMOMO AMONA AMONE AMONO AMOVE AMOVI AMPAY AMPLA AMPLO AMPON AMPOS AMPRA AMPRE AMPRO AMUGA AMUGO AMULA AMULE AMULO AMURA AMURE AMURO AMUSO ANABI ANACO ANADE ANAFE ANAMU ANANA ANATA ANCAS ANCHA ANCHE ANCHO ANCLA ANCLE ANCLO ANCON ANCUA ANDAD ANDAN ANDAR ANDAS ANDEL ANDEN ANDES ANDON ANEAD ANEAN ANEAR ANEAS ANEEN ANEES ANEGA ANEGO ANEJA ANEJE ANEJO ANETO ANEXA ANEXE ANEXO ANGEL ANGLA ANGLO ANGOR ANGRA ANGUS ANIDA ANIDE ANIDO ANIMA ANIME ANIMO ANIÑA ANIÑE ANIÑO ANION ANISA ANISE ANISO ANITO ANJEO ANOAS ANODO ANOLA ANOLE ANOLO ANONA ANOTA ANOTE ANOTO ANSAR ANSAS ANSIA ANSIE ANSIO ANTAS ANTES ANTIA ANTIS ANTRO ANUAL ANUAS ANUDA ANUDE ANUDO ANULA ANULE ANULO ANUOS ANURA ANURO AÑADA AÑADE AÑADI AÑADO AÑEDA AÑEDE AÑEDI AÑEDO AÑEJA AÑEJE AÑEJO AÑERA AÑERO AÑIDA AÑIDE AÑIDI AÑIDO AÑILA AÑILE AÑILO AÑINA AÑINO AÑOJA AÑOJO AÑORA AÑORE AÑORO AÑOSA AÑOSO AÑUDA AÑUDE AÑUDO AOCAR AOJAD AOJAN AOJAR AOJAS AOJEN AOJES AOJOS AONIA AONIO AORTA AOVAD AOVAN AOVAR AOVAS AOVEN AOVES APAGA APAGO APALE APAÑA APAÑE APAÑO APARA APARE APARO APEAD APEAN APEAR APEAS APEEN APEES APEGA APEGO APELA APELE APELO APENA APENE APENO APEOS APERA APERE APERO APESE APICE APILA APILE APILO APIÑA APIÑE APIÑO APIOS APIPA APIPE APIPO APIRI APITA APITE APITO</text:span> </text:p>
      <text:p text:style-name="P3"><text:span text:style-name="T1">APNEA APOCA APOCE APOCO APODA APODE APODO APOLA APOLE APOLO APONE APOSA APOSE APOSO APOYA APOYE APOYO APOZA APOZO APRES APROA APROE APROO APTAR APTAS APTOS APUNA </text:span><text:soft-page-break/><text:span text:style-name="T1">APUNE APUNO APUÑA APUÑE APUÑO APURA APURE APURO APUSE APUSO AQUEA AQUEL AQUEO ARABA ARABE ARABI ARABO ARADA ARADO ARAIS ARANA ARAÑA ARAÑE ARAÑO ARARA ARARE ARASA ARASE ARAZA ARBOL ARBOR ARCAD ARCAN ARCAR ARCAS ARCEA ARCEN ARCES ARCHA ARCHI ARCON ARCOS ARDAN ARDAS ARDEA ARDED ARDEN ARDER ARDES ARDIA ARDID ARDIL ARDIO ARDOR ARDUA ARDUO AREAS ARECA AREIS ARELA ARELE ARELO ARENA ARENE ARENO AREPA ARETE ARFAD ARFAN ARFAR ARFAS ARFEN ARFES ARFIL ARGAN ARGEL ARGEN ARGON ARGOS ARGOT ARGUE ARGUI ARIAS ARICA ARICO ARIDA ARIDO ARIES ARIJA ARIJE ARIJO ARILO ARIOS ARLAD ARLAN ARLAR ARLAS ARLEN ARLES ARLOS ARMAD ARMAN ARMAR ARMAS ARMEN ARMES ARMON ARMOS ARNAS ARNES AROCA AROMA AROME AROMO ARPAD ARPAN ARPAR ARPAS ARPEN ARPEO ARPES ARPIA ARPON ARQUE ARRAS ARRAZ ARREA ARREE ARREO ARRES ARRIA ARRIE ARRIO ARROZ ARRUA ARRUE ARRUI ARRUO ARTAL ARTAS ARTES ARTOS ARULA ARUÑA ARUÑE ARUÑO ARUPO ARZON ASABA ASACA ASACO ASADA ASADO ASAIS ASARA ASARE ASARO ASASE ASCAR ASCAS ASCIA ASCIO ASCOS ASCUA ASEAD ASEAN ASEAR ASEAS ASEDA ASEDE ASEDO ASEEN ASEES ASEIS ASELA ASELE ASELO ASEOS ASESA ASESE ASESO ASGAN ASGAS ASIAN ASIAS ASICA ASICO ASIDA ASIDO ASILA ASILE ASILO ASINA ASIRA ASIRE ASMAR ASMAS ASNAL ASNAS ASNOS ASOLA ASOLE ASOLO ASOMA ASOME ASOMO ASONA ASONE ASONO ASPAD ASPAN ASPAR ASPAS ASPEA ASPEE ASPEN ASPEO ASPES ASPIC ASPID ASPRO ASTAS ASTER ASTIL ASTRO ASTUR ASUMA ASUME ASUMI ASUMO ASURA ASURE ASURO ASUSO ATABA ATABE ATACA ATACO ATADA ATADO ATAIS ATAJA ATAJE ATAJO ATAÑA ATAÑE ATAÑO ATAPA ATAPE ATAPO ATARA ATARE ATASE ATAUD ATEAR ATEAS ATECE ATEIS ATEJE ATEOS ATERI ATESA ATESE ATESO ATETA ATETE ATETO ATEZA ATEZO ATIBA ATIBE ATIBO ATICA ATICE ATICO ATINA ATINE ATINO ATIPA ATIPE ATIPO ATIZA ATIZO ATLAS ATOAD ATOAN ATOAR ATOAS ATOBA ATOBE ATOBO ATOEN ATOES ATOJA ATOJE ATOJO ATOLE ATOMO ATONA ATONO ATORA ATORE ATORO ATRAE ATRAS ATRIL ATRIO ATROZ ATUFA ATUFE ATUFO ATURA ATURE ATURO ATUSA ATUSE ATUSO ATUVE ATUVO AUCAS AUDAZ AUDIO AUGES AUGUR AULAS AULLA AULLE AULLO AUNAD AUNAN AUNAR AUNAS AUNEN AUNES AUPAD AUPAN AUPAR AUPAS AUPEN AUPES AURAS AUREA AUREO AUSOL AUTAN AUTOR AUTOS AVADA AVADE AVADO AVAHA AVAHE AVAHO AVALA AVALE AVALO AVARA AVARO AVATI AVECE AVENA AVENE AVENI AVENO AVEZA AVEZO AVIAD AVIAN AVIAR AVIAS AVICA AVIDA AVIDO AVIEN AVIES AVINE AVINO AVION AVIOS AVISA AVISE AVISO AVIVA AVIVE AVIVO AVOCA AVOCO AVUGO AXIAL AXILA AYACO AYATE AYEAD AYEAN AYEAR AYEAS AYEEN AYEES AYORA AYOTE AYUAS AYUDA AYUDE AYUDO AYUGA AYUNA AYUNE AYUNO AYUSO AZADA AZAGA AZAGO AZALA AZARA AZARE AZARO AZCON AZERI AZIMO AZOAD AZOAN AZOAR AZOAS AZOCA AZOCO AZOEN AZOES AZOGA AZOGO AZOLA AZOLE AZOLO </text:span><text:soft-page-break/><text:span text:style-name="T1">AZORA AZORE AZORO AZOTA AZOTE AZOTO AZTOR AZUAS AZUCE AZUDA AZULA AZULE AZULO AZUTS AZUZA AZUZO BABAS BABEA BABEE BABEL BABEO BABIS BABLE BABOR BACAN BACAS BACHE BACIA BACIN BACON BADAL BADAN BADAS BADEA BADEN BADIL BAFLE BAGAD BAGAN BAGAR BAGAS BAGOS BAGRE BAGUE BAHAI BAHIA BAIDA BAIFA BAIFO BAILA BAILE BAILO BAJAD BAJAN BAJAR BAJAS BAJEA BAJEE BAJEL BAJEN BAJEO BAJES BAJEZ BAJIA BAJIN BAJIO BAJON BAJOS BALAD BALAJ BALAN BALAR BALAS BALAY BALDA BALDE BALDO BALEA BALEE BALEN BALEO BALES BALIN BALON BALOS BALSA BALSO BALTA BALTO BAMBA BAMBU BANAL BANAS BANCA BANCE BANCO BANDA BANDO BANIR BANJO BANTU BANYO BANZO BAÑAD BAÑAN BAÑAR BAÑAS BAÑEN BAÑES BAÑIL BAÑOS BAQUE BARBA BARBE BARBO BARCA BARCO BARDA BARDE BARDO BARES BARIA BARIL BARIO BARIS BARNS BARON BAROS BARRA BARRE BARRI BARRO BARZA BASAD BASAL BASAN BASAR BASAS BASCA BASEN BASES BASIS BASNA BASTA BASTE BASTO BATAN BATAS BATEA BATEE BATEL BATEN BATEO BATES BATEY BATIA BATID BATIN BATIO BATIR BATIS BATON BATOS BATUA BAULA BAURE BAUSA BAUZA BAYAL BAYAS BAYON BAYOS BAYUA BAYUS BAZAR BAZAS BAZOS BEATA BEATO BEBAN BEBAS BEBED BEBEN BEBER BEBES BEBIA BEBIO BECAD BECAN BECAR BECAS BEDEL BEFAD BEFAN BEFAR BEFAS BEFEN BEFES BEFOS BEFRE BEGUM BEIGE BEJIN BELDA BELDE BELDO BELEN BELES BELEZ BELFA BELFO BELGA BELIO BELLA BELLO BELUA BEMBA BEMBE BEMBO BEMOL BENES BEODA BEODO BEORI BEQUE BERBI BERMA BERON BERRA BERRE BERRO BERTA BERZA BESAD BESAN BESAR BESAS BESEN BESES BESOS BETAS BETEL BETUN BEUDA BEUDO BEYES BEZAR BEZON BEZOS BIAZA BIBIS BICAL BICHA BICHE BICHO BICIS BICOS BIDES BIDON BIELA BIFAZ BIFES BIGAS BIJAO BIJAS BIJOL BILAO BILES BILIS BILLA BILMA BILME BILMO BIMBA BINAD BINAN BINAR BINAS BINEA BINEE BINEN BINEO BINES BINGO BINZA BIOTA BIRAS BIRLA BIRLE BIRLI BIRLO BIROS BISAD BISAN BISAR BISAS BISEL BISEN BISES BISOS BISTE BITAD BITAN BITAR BITAS BITEN BITER BITES BITOR BIZAS BIZCA BIZCO BIZMA BIZME BIZMO BIZNA BLAOS BLAVA BLAVO BLEDA BLEDO BLOCA BLOCO BLOCS BLUES BLUSA BOATO BOBAS BOBEA BOBEE BOBEO BOBOS BOCAL BOCAS BOCEA BOCEE BOCEL BOCEO BOCHA BOCHE BOCHO BOCIN BOCIO BOCON BOCOY BODAS BODES BODON BOFAN BOFAR BOFAS BOFEN BOFES BOFIA BOFOS BOGAD BOGAN BOGAR BOGAS BOGUE BOHIO BOINA BOIRA BOITE BOJAD BOJAN BOJAR BOJAS BOJEA BOJEE BOJEN BOJEO BOJES BOJOS BOLAR</text:span> </text:p>
      <text:p text:style-name="P3"><text:span text:style-name="T1">BOLAS BOLDO BOLEA BOLEE BOLEO BOLES BOLIN BOLIS BOLLA BOLLE BOLLO BOLON BOLOS BOLSA BOLSO BOMBA BOMBE BOMBO BONAL BONES BONGA BONGO BONOS BONZO BOQUE BOQUI BORAX BORDA BORDE BORDO BOREO BORIA BORLA BORNA BORNE BORNI BOROS BORRA BORRE BORRO BORTO BOSAR BOSON BOSTA BOTAD BOTAN BOTAR BOTAS BOTEA BOTEE BOTEN BOTEO BOTES BOTIN </text:span><text:soft-page-break/><text:span text:style-name="T1">BOTON BOTOR BOTOS BOXEA BOXEE BOXEO BOXER BOXES BOYAD BOYAL BOYAN BOYAR BOYAS BOYEN BOYES BOZAL BOZAS BOZON BOZOS BRACA BRACO BRAGA BRAMA BRAME BRAMO BRAÑA BRASA BRAVA BRAVO BRAZA BRAZO BREAD BREAN BREAR BREAS BRECA BRECE BRECO BREEN BREES BREGA BREGO BREÑA BRETE BREVA BREVE BREZA BREZO BRIAL BRIBA BRICE BRIDA BRIOL BRIOS BRISA BRISE BRISO BRIZA BRIZO BROAS BROCA BROCE BROMA BROME BROMO BROTA BROTE BROTO BROZA BROZO BRUCE BRUGO BRUJA BRUJE BRUJI BRUJO BRUMA BRUME BRUMO BRUNA BRUNO BRUÑA BRUÑE BRUÑI BRUÑO BRUTA BRUTO BRUTS BRUZA BRUZO BUARO BUBAS BUBIS BUBON BUCAL BUCEA BUCEE BUCEN BUCEO BUCES BUCHE BUCIO BUCLE BUCOS BUDAS BUDIN BUEGA BUENA BUENO BUERA BUFAD BUFAN BUFAR BUFAS BUFEN BUFEO BUFES BUFET BUFIA BUFON BUFOS BUGLE BUHIO BUHOS BUIDA BUIDO BUJEO BUJES BUJIA BUJOS BULAR BULAS BULBO BULDA BULES BULIN BULIS BULLA BULLE BULLI BULLO BULON BULOS BULTO BUNAS BUNIO BUQUE BURAS BURDA BURDO BUREL BUREO BURGA BURGO BURIL BURIO BURIS BURLA BURLE BURLO BUROS BURRA BURRO BUSCA BUSCO BUSES BUSTO BUTEN BUTIA BUYOS BUZAD BUZAN BUZAR BUZAS BUZON BUZOS CABAL CABAS CABED CABEN CABER CABES CABIA CABIO CABLE CABOS CABRA CABRE CABRO CACAN CACAO CACAS CACEA CACEE CACEN CACEO CACES CACHA CACHE CACHO CACHU CACLE CACOS CACTO CACUY CADAS CADIS CADOS CAEIS CAENA CAERA CAERE CAFES CAFIZ CAFRE CAGAD CAGAN CAGAR CAGAS CAGON CAGUE CAHIZ CAIAN CAIAS CAICO CAIDA CAIDO CAIES CAIGA CAIGO CAIMA CAIRE CAITE CAJAS CAJEL CAJIN CAJIS CAJON CAJOS CALAD CALAN CALAO CALAR CALAS CALCA CALCE CALCO CALDA CALDO CALED CALEN CALER CALES CALIA CALIO CALIS CALIZ CALLA CALLE CALLO CALMA CALME CALMO CALON CALOR CALOS CALTA CALVA CALVE CALVO CALZA CALZO CAMAL CAMAO CAMAS CAMBA CAMBE CAMBO CAMIO CAMON CAMPA CAMPE CAMPO CANAL CANAS CANDA CANDE CANDI CANDO CANEA CANEE CANEO CANES CANEY CANEZ CANGA CANGO CANIA CANIL CANJE CANOA CANON CANOS CANSA CANSE CANSO CANTA CANTE CANTO CANTU CAÑAD CAÑAL CAÑAN CAÑAR CAÑAS CAÑEA CAÑEE CAÑEN CAÑEO CAÑES CAÑIS CAÑON CAÑOS CAOBA CAOBO CAPAD CAPAN CAPAR CAPAS CAPAZ CAPEA CAPEE CAPEL CAPEN CAPEO CAPES CAPIA CAPIN CAPIO CAPIS CAPON CAPOS CAPPA CAPTA CAPTE CAPTO CAPUZ CAQUI CARAO CARAS CARAU CARAY CARBA CARCA CARDA CARDE CARDO CAREA CAREE CAREL CAREO CARES CAREY CARGA CARGO CARIA CARIE CARIO CARIS CARIZ CARLA CARLO CARME CARNE CARON CAROS CARPA CARPE CARPI CARPO CARRA CARRO CARTA CARVI CASAD CASAL CASAN CASAR CASAS CASCA CASCO CASEA CASEN CASEO CASES CASIA CASIS CASON CASOS CASPA CASTA CASTO CATAD CATAN CATAR CATAS CATEA CATEE CATEN CATEO CATES CATEY CATIN CATON CATOS CATRE CAUBA CAUCA CAUCE CAUDA CAUJE CAULA CAUNO CAURI CAURO CAUSA CAUSE CAUSO CAUTA CAUTO CAUZA CAVAD </text:span><text:soft-page-break/><text:span text:style-name="T1">CAVAN CAVAR CAVAS CAVEA CAVEN CAVES CAVIA CAVIO CAVIS CAVON CAVOS CAYAN CAYAS CAYOS CAZAD CAZAN CAZAR CAZAS CAZON CAZOS CAZUZ CEAJA CEAJO CEBAD CEBAN CEBAR CEBAS CEBEN CEBES CEBIL CEBON CEBOS CEBRA CEBRO CEBTI CEBUS CECAL CECAS CECEA CECEE CECEO CEDAN CEDAS CEDED CEDEN CEDER CEDES CEDIA CEDIO CEDRO CEFEA CEFEE CEFEO CEFOS CEGAD CEGAR CEGAS CEGUA CEGUE CEIBA CEIBO CEJAD CEJAN CEJAR CEJAS CEJEN CEJES CEJOS CELAD CELAN CELAR CELAS CELDA CELEN CELES CELFO CELIA CELLA CELLO CELOS CELTA CEMAS CEMBO CENAD CENAL CENAN CENAR CENAS CENCA CENCO CENEN CENES CENIA CENIS CENIT CENSA CENSE CENSO CENTS CEÑAD CEÑAN CEÑAR CEÑAS CEÑEN CEÑES CEÑIA CEÑID CEÑIR CEÑIS CEÑOS CEPAS CEPOS CEPTI CEQUI CERAS CERCA CERCO CERDA CERDO CEREA CEREO CERIO CERNA CERNE CERNI CERNO CERON CEROS CERPA CERRA CERRE CERRO CESAD CESAN CESAR CESAS CESEN CESES CESIO CESTA CESTO CETIL CETIS CETME CETRA CETRE CETRO CEUTI CHACA CHACE CHACO CHAFA CHAFE CHAFO CHAIS CHAJA CHALA CHALE CHALO CHAMA CHAME CHAMO CHANA CHANE CHANO CHAPA CHAPE CHAPO CHATA CHATO CHAUL CHAUZ CHAVA CHAVE CHAVO CHAYA CHAYE CHAYO CHAZA CHAZO CHECA CHECO CHEFS CHEJE CHELA CHELE CHELI CHELO CHEPA CHEPE CHEPO CHERA CHERO CHESA CHESO CHETA CHETO CHIAD CHIAN CHIAR CHIAS CHICA CHICO CHICS CHIDA CHIDO CHIEN CHIES CHIFA CHIIS CHILE CHIMA CHIME CHIMO CHIMU CHINA CHINE CHINO CHIPA CHIPE CHIPS CHIRA CHIRI CHISA CHIST CHITA CHITE CHITO CHIVA CHIVE CHIVO CHIZA CHOBA CHOCA CHOCO CHOFE CHOLA CHOLO CHONA CHONO CHOPA CHOPE CHOPO CHORA CHORE CHORI CHORO CHOTA CHOTE CHOTO CHOVA CHOYA CHOYE CHOYO CHOZA CHOZO CHUAS CHUCA CHUCE CHUCO CHUFA CHUFE CHUFO CHULA CHULE CHULO CHUNA CHUÑA CHUÑO CHUPA CHUPE CHUPO CHURA CHURO CHURU CHUTA CHUTE CHUTO CHUTS CHUVA CHUYA CHUYO CHUZA CHUZO CIABA CIADO CIAIS CIANI CIARA CIARE CIASE CIATO CIBAL CIBIS CICAS CICCA CICLA CICLE CICLO CIDES CIDRA CIDRO CIECA CIEGA CIEGO CIEIS CIELO CIEMO CIENO CIFRA CIFRE CIFRO CIGUA CIJAS CILIO CILLA CIMAR CIMAS CIMBA CIMIA CIMPA CINAS CINCA CINCO CINCS CINES CINIA CINTA CINTE CINTO CIÑAN CIÑAS CIÑEN CIÑES CIPES CIPOS CIRCA CIRCE CIRCO CIRIO CIRRO CISCA CISCO CISMA CISME CISMO CISNE CISTA</text:span> </text:p>
      <text:p text:style-name="P3"><text:span text:style-name="T1">CITAD CITAN CITAR CITAS CITEN CITES CITRA CIVIL CLACO CLACS CLAMA CLAME CLAMO CLAPA CLARA CLARO CLASE CLAVA CLAVE CLAVO CLEMA CLERO CLICA CLICS CLIMA CLIPS CLISA CLISE CLISO CLOCA CLOCO CLONA CLONE CLONO CLORA CLORE CLORO CLOTA CLUBE CLUBS COANA COATI COBAS COBEA COBEZ COBIL COBLA COBOS COBRA COBRE COBRO COCAD COCAL COCAN COCAR COCAS COCEA COCED COCEE COCEO COCER COCES COCHA COCHE COCHI COCHO COCIA COCIO COCOL COCOS COCUI COCUY CODAL CODAS CODEA CODEE CODEO CODEZ CODIN CODON CODOS </text:span><text:soft-page-break/><text:span text:style-name="T1">COEVA COEVO COFAN COFAS COFIA COFIN COFRE COGED COGEN COGER COGES COGIA COGIO COGON COIMA COIME COINE COIPO COITA COITE COITO COJAL COJAN COJAS COJEA COJEE COJEO COJIN COJON COJOS COLAD COLAN COLAR COLAS COLEA COLEE COLEN COLEO COLES COLGA COLGO COLIN COLLA COLMA COLME COLMO COLON COLOR COLOS COLPA COLPE COLZA COMAL COMAN COMAS COMBA COMBE COMBO COMED COMEN COMER COMES COMIA COMIC COMIO COMIS COMTA COMTO COMUN CONCA CONDE CONGA CONGO CONOS CONTA CONTE CONTO COÑAC COÑAS COÑEA COÑEE COÑEO COÑON COÑOS COONA COPAD COPAL COPAN COPAR COPAS COPEA COPEC COPEE COPEN COPEO COPES COPEY COPIA COPIE COPIN COPIO COPLA COPON COPOS COPRA COPTA COPTO COQUE COQUI CORAD CORAL CORAN CORAR CORAS CORBE CORCA CORCO CORDA COREA COREE COREN COREO CORES CORIO CORIS CORLA CORLE CORLO CORMA CORNO COROS CORPA CORPS CORRA CORRE CORRI CORRO CORSA CORSE CORSO CORTA CORTE CORTO CORUA CORVA CORVE CORVO CORZA CORZO COSAN COSAS COSCA COSCO COSED COSEN COSER COSES COSIA COSIO COSOS COSPE COSTA COSTE COSTO COTAD COTAN COTAR COTAS COTEN COTES COTIN COTIS COTON COTOS COTUA COVAD COVAN COVAR COVAS COVEN COVES COXAL COXAS COXIS COYAN COYAS COYES COYOL CRACS CRASA CRASO CRAZA CREAD CREAN CREAR CREAS CRECE CRECI CREDO CREED CREEN CREER CREES CREIA CREMA CREME CREMO CREPE CREPS CRESA CRESO CRETA CREYO CRIAD CRIAN CRIAR CRIAS CRIBA CRIBE CRIBO CRICA CRICS CRIDA CRIEN CRIES CRINA CRINE CRINO CRIOS CROAD CROAN CROAR CROAS CROCO CROEN CROES CROMA CROME CROMO CRONO CROSS CROTO CROZA CRUCE CRUDA CRUDO CRUEL CRUJA CRUJE CRUJI CRUJO CRUOR CRUPS CRUZA CRUZO CUABA CUACO CUADA CUADO CUAJA CUAJE CUAJO CUAPE CUASI CUATA CUATE CUATI CUBAS CUBIL CUBOS CUBRA CUBRE CUBRI CUBRO CUCAD CUCAN CUCAR CUCAS CUCHA CUCHE CUCHI CUCHO CUCOS CUCUS CUCUY CUECA CUECE CUECO CUELA CUELE CUELO CUERA CUERO CUETE CUETO CUEVA CUEZA CUEZO CUICA CUICO CUIDA CUIDE CUIDO CUIJA CUILO CUINA CUINO CUITA CUJAS CUJES CUJIN CUJIS CUJON CULAR CULAS CULEA CULEE CULEN CULEO CULIA CULIO CULIS CULLE CULON CULOS CULPA CULPE CULPO CULTA CULTO CUMAS CUMBA CUMBE CUMBO CUMEL CUMPA CUNAD CUNAN CUNAR CUNAS CUNDA CUNDE CUNDI CUNDO CUNEA CUNEE CUNEN CUNEO CUNES CUÑAD CUÑAL CUÑAN CUÑAR CUÑAS CUÑEN CUÑES CUÑOS CUOTA CUPES CUPLE CUPON CUPOS CUQUE CURAD CURAL CURAN CURAR CURAS CURCA CURCO CURDA CURDO CUREN CURES CURIA CURIE CURIL CURIO CURIS CUROS CURRA CURRE CURRO CURRY CURSA CURSE CURSI CURSO CURTA CURTE CURTI CURTO CURUL CURVA CURVE CURVO CUSAN CUSAS CUSCA CUSCO CUSCU CUSEN CUSES CUSIA CUSID CUSIO CUSIR CUSIS CUSMA CUSPA CUSUL CUTAS CUTER CUTES CUTIO CUTIR CUTIS CUTOS CUTRA CUTRE CUYAS CUYEO CUYES CUYOS CUZAS CUZCO CUZMA CUZOS CUZUL DABAN DABAS DABLE </text:span><text:soft-page-break/><text:span text:style-name="T1">DACHA DACIA DACIO DADAS DADOR DADOS DAGAS DAHIR DAIFA DAJAO DALAS DALGO DALIA DALLA DALLE DALLO DAMAS DAMIL DAMOS DANCE DANDI DANDO DANES DANGO DANTA DANTE DANTO DANZA DANZO DAÑAD DAÑAN DAÑAR DAÑAS DAÑEN DAÑES DAÑOS DAQUI DARAN DARAS DARDO DARES DARGA DARIA DATAD DATAN DATAR DATAS DATEA DATEE DATEN DATEO DATES DATIL DATOS DAUCO DAUDA DAZAS DEBAN DEBAS DEBDA DEBDO DEBED DEBEN DEBER DEBES DEBIA DEBIL DEBIO DEBLA DEBOS DEBUT DECAE DECAI DECIA DECID DECIR DECIS DECOR DEDAL DEDEO DEDIL DEDOS DEESA DEJAD DEJAN DEJAR DEJAS DEJEN DEJES DEJOS DELCO DELES DELGA DELIA DELIO DELLA DELLO DELTA DEMAS DEMOS DENDE DENSA DENSO DENTA DENTE DENTO DEÑAR DEPON DEQUE DERBI DESCA DESDA DESDE DESDI DESEA DESEE DESEO DESES DESGA DESOI DESTA DESTE DESTO DESUS DETAL DETEN DEUDA DEUDO DEVEN DEYES DEZMA DEZME DEZMO DIADA DIADO DIANA DIAÑO DICAZ DICEN DICES DICHA DICHO DICTA DICTE DICTO DIEGO DIERA DIERE DIESE DIESI DIETA DIETE DIETO DIGAN DIGAS DIGNA DIGNE DIGNO DIJES DILUI DIMAN DIMAS DIMEN DIMES DIMIA DIMID DIMIO DIMIR DIMIS DIMOS DINAR DINAS DINES DINOS DIÑAD DIÑAN DIÑAR DIÑAS DIÑEN DIÑES DIODO DIOSA DIOSO DIQUE DIRAN DIRAS DIRIA DISCA DISCO DISON DISTA DISTE DISTO DITAS DIUCA DIVAN DIVAS DIVOS DOBLA DOBLE DOBLO DOCAS DOCES DOCIL DOCTA DOCTO DODOS DOGAL DOGAS DOGMA DOGOS DOGRE DOLAD DOLAR DOLAS DOLED DOLER DOLES DOLIA DOLIO DOLOR DOLOS DOMAD DOMAN DOMAR DOMAS DOMBO DOMEN DOMES DOMOS DONAD DONAN DONAR DONAS DONDE DONEN DONEO DONES DOÑAS DOÑEA DOÑEE DOÑEO DOPAD DOPAN DOPAR DOPAS DOPEN DOPES DORAD DORAL DORAN DORAR DORAS DOREN DORES DORIA DORIO DORMI DORNA DORSO DOSEL DOSES DOSIS DOTAD DOTAL DOTAN DOTAR DOTAS DOTEN DOTES DOTOR DRABA DRAGA DRAGO DRAMA DREAS DRENA DRENE DRENO DRIAS DRINO DRIZA DROGA DROGO DROPE DRUPA DRUSA DRUSO DSEDA DUBAS DUBDA DUBIO DUCAL DUCAS DUCES DUCHA DUCHE DUCHO DUCOS DUCTO DUDAD DUDAN DUDAR DUDAS DUDEN DUDES DUELA DUELE DUELO DUEÑA DUEÑO DUETO DUGOS DUJOS DULAR DULAS DULCE DULIA DUMAN DUMAS DUMEN</text:span> </text:p>
      <text:p text:style-name="P3"><text:span text:style-name="T1">DUMES DUMIA DUMID DUMIO DUMIR DUMIS DUNAS DUNDA DUNDO DUPLA DUPLO DUQUE DURAD DURAN DURAR DURAS DUREN DURES DUROS EBANO EBRIA EBRIO ECHAD ECHAN ECHAR ECHAS ECHEN ECHES ECUAS ECUOS EDEMA EDILA EDITA EDITE EDITO EDRAD EDRAN EDRAR EDRAS EDREN EDRES EDUCA EDUCE EDUCI EDUCO EDUJE EDUJO EFEBO EFETA EFETO EFLUI EFORO EGENA EGENO EGIDA EGUAR EIRAS EJIDO EJION EJOTE ELAMI ELATA ELATO ELCHE ELEGA ELEGI ELEGO ELEMI ELEPE ELETA ELETO ELEVA ELEVE ELEVO ELFOS ELIDA ELIDE ELIDI ELIDO ELIGE ELIJA ELIJE ELIJO ELITE ELLAS ELLES ELLOS ELOTE ELUDA ELUDE ELUDI ELUDO EMANA EMANE EMANO EMBAI EMITA EMITE EMITI EMITO EMPOS EMPRA EMPRE EMPRO EMUES EMULA EMULE EMULO </text:span><text:soft-page-break/><text:span text:style-name="T1">ENANA ENANO ENCIA ENEAL ENEAS ENEJA ENEJE ENEJO ENEMA ENEOS ENERO ENOJA ENOJE ENOJO ENRIA ENRIE ENRIO ENSAY ENTEO ENTES ENTRA ENTRE ENTRO ENULA ENVES ENVIA ENVIE ENVIO ENZAS EOLIA EOLIO EONES EPALE EPATA EPATE EPATO EPICA EPICO EPOCA EPODA EPODO EPOTA EPOTO EPOXI EQUIS ERABA ERADA ERADO ERAIS ERAJE ERALA ERARA ERARE ERASE ERBIO ERCER EREBO EREIS ERGIO ERGUI ERIAL ERIAS ERICE ERIGE ERIGI ERIJA ERIJO ERINA ERIOS ERIZA ERIZO ERMAR EROGA EROGO ERRAD ERRAJ ERRAN ERRAR ERRAS ERREN ERRES ERROR ERROS ERUTA ERUTE ERUTO ESCAS ESCAY ESCOA ESMUI ESNOB ESPAY ESPIA ESPIE ESPIN ESPIO ESQUI ESTAD ESTAN ESTAR ESTAS ESTAY ESTEN ESTER ESTES ESTIL ESTIO ESTOL ESTOR ESTOS ESTOY ESTRO ESULA ETANO ETAPA ETICA ETICO ETILO ETIMO ETNEA ETNEO ETNIA ETOLA ETOLO ETUSA EUBEA EUBEO EUROS EVADA EVADE EVADI EVADO EVITA EVITE EVITO EVOCA EVOCO EVOHE EXIDA EXIGE EXIGI EXIJA EXIJO EXILA EXILE EXILO EXIMA EXIME EXIMI EXIMO EXITO EXODO EXORA EXORE EXORO EXPIA EXPIE EXPIO EXPON EXTRA EXUDA EXUDE EXUDO FABAS FABLA FABOS FABRO FACAS FACER FACES FACHA FACHE FACHO FACIL FACON FACTO FADAS FADOS FAENA FAENE FAENO FAGOS FAGOT FAINA FAINO FAJAD FAJAN FAJAR FAJAS FAJEA FAJEE FAJEN FAJEO FAJES FAJIN FAJOL FAJON FAJOS FALAZ FALCA FALCE FALCO FALDA FALLA FALLE FALLO FALOS FALSA FALSE FALSO FALTA FALTE FALTO FALUA FAMAS FANAL FANES FANGO FAÑAD FAÑAN FAÑAR FAÑAS FAÑEN FAÑES FAQUI FARAD FARAS FARDA FARDE FARDO FARIA FARIO FAROL FARON FAROS FARPA FARRA FARRO FARSA FARTE FASES FASOL FASOS FASTA FASTO FATAL FATAS FATOR FATOS FATUA FATUO FAUNA FAUNO FAVOR FAVOS FAXEA FAXEE FAXEO FAXES FAYAS FEBEA FEBEO FEBLE FECAL FECES FECHA FECHE FECHO FEEZA FEJES FELIZ FELON FELPA FELPE FELPO FELUS FEMAD FEMAN FEMAR FEMAS FEMEN FEMES FEMUR FENAL FENDA FENDI FENIX FENOL FERAL FERAZ FERIA FERIE FERIO FERIR FERMI FEROZ FERRA FERRE FERRO FERRY FESTA FETAL FETAS FETEN FETOR FETOS FETUA FEUCA FEUCO FEUDA FEUDE FEUDO FEURA FIABA FIACA FIADA FIADO FIAIS FIANA FIARA FIARE FIASE FIATS FIBRA FICAR FICEN FICES FICHA FICHE FICHO FICUS FIDEO FIEIS FIEMO FIERA FIERO FIFAD FIFAN FIFAR FIFAS FIFEN FIFES FIFIS FIGLE FIGON FIJAD FIJAN FIJAR FIJAS FIJEN FIJES FIJON FIJOS FILAD FILAN FILAR FILAS FILEN FILES FILFA FILIA FILIE FILIN FILIO FILIS FILLO FILMA FILME FILMO FILMS FILON FILOS FIMOS FINAD FINAL FINAN FINAR FINAS FINCA FINCO FINEN FINES FINGE FINGI FINIA FINID FINIO FINIR FINIS FINJA FINJO FINOS FINTA FINTE FINTO FIÑES FIQUE FIRMA FIRME FIRMO FISAN FISCO FISGA FISGO FISTA FISTO FIZAD FIZAN FIZAR FIZAS FIZON FLACA FLACO FLAMA FLAON FLASH FLATO FLAVA FLAVO FLECO FLEJA FLEJE FLEJO FLEMA FLEME FLEOS FLETA FLETE FLETO FLEXO FLIPA FLIPE </text:span><text:soft-page-break/><text:span text:style-name="T1">FLIPO FLOJA FLOJO FLORA FLORE FLORO FLOTA FLOTE FLOTO FLUIA FLUID FLUIR FLUIS FLUJO FLUOR FLUYA FLUYE FLUYO FOBIA FOCAL FOCAS FOCHA FOCIA FOCIO FOCOS FOFAS FOFOS FOGON FOISA FOISO FOJAS FOLGA FOLGO FOLIA FOLIE FOLIO FOLLA FOLLE FOLLO FOLUZ FOMES FONDA FONDO FONES FONIL FONIO FONJE FONOS FOQUE FORAL FORAS FORCA FORCE FORJA FORJE FORJO FORMA FORME FORMO FORNO FOROS FORRA FORRE FORRO FORTE FORUM FORZA FORZO FOSAD FOSAL FOSAN FOSAR FOSAS FOSCA FOSCO FOSEN FOSES FOSIL FOSOR FOSOS FOTON FOTOS FOVEA FRACS FRADA FRADE FRADO FRAGA FRAÑA FRAÑE FRAÑI FRAÑO FRASE FRECE FREDO FREGA FREGO FREIA FREID FREIR FREIS FRENA FRENE FRENO FREON FREOS FRESA FRESE FRESO FRETA FRETE FRETO FREZA FREZO FRIAN FRIAS FRICA FRICO FRIEN FRIES FRIOR FRIOS FRISA FRISE FRISO FRITA FRITE FRITO FROGA FROGO FROTA FROTE FROTO FRUIA FRUID FRUIR FRUIS FRUTA FRUTE FRUTO FRUYA FRUYE FRUYO FUCAR FUCHI FUCIA FUCOS FUDRE FUEGO FUERA FUERE FUERO FUESA FUESE FUETS FUFAD FUFAN FUFAR FUFAS FUFEN FUFES FUFOS FUFUS FUGAN FUGAR FUGAS FUGAZ FUGIR FUGUE FUINA FULAR FULAS FULGE FULGI FULJA FULJO FULLA FUMAD FUMAN FUMAR FUMAS FUMEN FUMES FUMON FUNCA FUNCO FUNDA FUNDE FUNDI FUNDO FUNGE FUNGI FUNJA FUNJO FUÑAR FURAS FURIA FUROR FUROS FURTO FUSAS FUSCA FUSCO FUSIL FUSOR FUSOS FUSTA FUSTE FUSTO FUTIL FUTON FUTRE GABAN GABAR GACEL GACHA GACHE GACHI GACHO GAFAD GAFAN GAFAR GAFAS GAFEA GAFEE GAFEN GAFEO GAFES GAFOS GAGAS GAGOS GAITA GAJES GAJOS GALAN GALAS GALCE GALEA GALEO GALES GALGA GALGO GALIO GALLA GALLE GALLO GALON GALOP GALOS GALUA GAMAS GAMBA GAMMA GAMON GAMOS GANAD GANAN GANAR GANAS GANEN GANES GANGA GANSA GANSO GANTA GANTE GAÑAN GAÑAS GAÑEN GAÑES GAÑIA GAÑID GAÑIL GAÑIN GAÑIR GAÑIS GAÑON GARAS GARAY GARBA GARBE GARBO GARFA GARIA GARIO GARLA GARLE GARLO GARMA GAROS GARPA GARPE GARPO GARRA</text:span> </text:p>
      <text:p text:style-name="P3"><text:span text:style-name="T1">GARRE GARRI GARRO GARUA GARUE GARUO GARZA GARZO GASAS GASEA GASEE GASEO GASES GASON GASTA GASTE GASTO GATAS GATEA GATEE GATEO GATOS GAUSS GAVIA GAYAD GAYAN GAYAR GAYAS GAYEN GAYES GAYOS GAZAS GAZNA GAZNE GAZNO GELAN GELAR GELAS GELEN GELES GELFE GEMAS GEMIA GEMID GEMIR GEMIS GENES GENIO GENOL GENTE GEODA GERBO GESTA GESTE GESTO GETAS GIBAD GIBAN GIBAO GIBAR GIBAS GIBEN GIBES GIBON GIGAS GILAS GILES GILIS GILVA GILVO GIMAN GIMAS GIMEN GIMES GIMIO GINEA GIRAD GIRAN GIRAR GIRAS GIREN GIRES GIROS GISES GISTE GLASE GLAYO GLEBA GLERA GLIAL GLIAS GLIDE GLIFO GLOBO GLOSA GLOSE GLOSO GLUMA GNEIS GNOMO GOBEN GOBIO GOCEN GOCES GOCHA GOCHO GODAS GODEO GODOS GOFAS GOFIO GOFOS GOFRA GOFRE GOFRO GOLAS GOLEA GOLEE GOLEO GOLES GOLFA GOLFO GOLFS GOLPE GOMAR GOMAS GOMEL GOMER GOMIA GONCE GONGO GORDA GORDO GORGA GORJA </text:span><text:soft-page-break/><text:span text:style-name="T1">GORMA GORME GORMO GORRA GORRO GOTAS GOTEA GOTEE GOTEO GOTON GOYAS GOYOS GOZAD GOZAN GOZAR GOZAS GOZNE GOZON GOZOS GRABA GRABE GRABO GRADA GRADE GRADO GRAFO GRAIS GRAJA GRAJO GRAMA GRAME GRAMO GRANA GRAND GRANE GRANO GRANT GRAOS GRAPA GRAPE GRAPO GRASA GRASO GRATA GRATE GRATO GRAVA GRAVE GRAVO GREBA GRECA GRECO GREDA GREEN GRELO GRENO GREÑA GRIAL GRIDA GRIFA GRIFE GRIFO GRIJA GRILL GRIMA GRIPA GRIPE GRIPO GRISA GRISU GRITA GRITE GRITO GROAD GROAN GROAR GROAS GROEN GROES GROGS GROJO GROMO GROSA GROSO GRUAS GRUIA GRUID GRUIR GRUIS GRUJA GRUJE GRUJI GRUJO GRUMO GRUÑA GRUÑE GRUÑI GRUÑO GRUPA GRUPI GRUPO GRUTA GRUYA GRUYE GRUYO GUABA GUABO GUACA GUACO GUADO GUAIS GUAJA GUAJE GUALA GUAMA GUAME GUAMO GUANO GUAOS GUAPA GUAPE GUAPO GUARA GUARE GUARI GUARO GUASA GUASO GUATA GUATE GUATO GUAYA GUAYE GUAYO GUBIA GUEÑA GUERA GUERO GUETO GUIAD GUIAN GUIAR GUIAS GUIDA GUIDO GUIEN GUIES GUIFA GUIJA GUIJO GUILA GUILO GUINA GUINO GUIÑA GUIÑE GUIÑO GUION GUIPA GUIPE GUIPO GUIRA GUIRE GUIRI GUIRO GUISA GUISE GUISO GUITA GUITE GUITO GUIYE GUJAS GULAG GULAR GULAS GULAY GULES GUMIA GURDA GURDO GURIS GURUS GUSTA GUSTE GUSTO GUZGA GUZGO GUZLA HABAR HABAS HABER HABIA HABIL HABIZ HABLA HABLE HABLO HABON HABRA HABRE HABUS HACAN HACED HACEN HACER HACES HACHA HACHE HACHO HACIA HADAR HADAS HADOS HAFIZ HAGAN HAGAS HAIGA HALAD HALAN HALAR HALAS HALDA HALEN HALES HALLA HALLE HALLO HALON HALOS HAMEZ HAMPA HAMPO HANZO HAPAX HARAN HARAS HARBA HARBE HARBO HARCA HARDA HAREM HAREN HARIA HARMA HARON HARPA HARRE HARTA HARTE HARTO HASTA HATEA HATEE HATEO HATOS HAUTE HAVAR HAVOS HAYAL HAYAN HAYAS HAYOS HAZAS HEBEN HEBRA HECES HECHA HECHO HEDED HEDER HEDES HEDIA HEDIO HEDOR HELAD HELAR HELAS HELEA HELEE HELEO HELIO HELOR HEMOS HENAL HENAR HENDE HENDI HENIL HENOS HENRY HEÑIA HEÑID HEÑIR HEÑIS HERBA HERBE HERBO HERIA HERID HERIL HERIR HERIS HERMA HEROE HERPE HERRA HERRE HERRO HERTZ HERVE HERVI HESPA HESPE HESPI HESPO HETEA HETEO HEVEA HIATO HICOS HIDRA HIEDA HIEDE HIEDO HIELA HIELE HIELO HIENA HIERA HIERE HIERO HIGAS HIGOS HIGUI HIJAS HIJEA HIJEE HIJEO HIJOS HILAD HILAN HILAR HILAS HILEN HILES HILIO HILOS HIMEN HIMNO HIMPA HIMPE HIMPO HINCA HINCO HINDI HINDU HIÑAN HIÑAS HIÑEN HIÑES HIÑIA HIÑID HIÑIR HIÑIS HIPAD HIPAN HIPAR HIPAS HIPEN HIPER HIPES HIPOS HIPPY HIRCO HIRIO HIRMA HIRME HIRMO HISCA HISPA HISPE HISPI HISPO HITAD HITAN HITAR HITAS HITEN HITES HITON HITOS HOBBY HOBOS HOCEN HOCES HOGAR HOGOS HOJAS HOJEA HOJEE HOJEO HOLAN HOLCO HOLEA HOLEE HOLEO HOLGA HOLGO HOLLA HOLLE HOLLO HOMES HONDA HONDO HONGO HONOR HONRA HONRE HONRO HOPAN HOPAR HOPAS HOPEA HOPEE HOPEN HOPEO HOPES HOPOS HOQUE HORAS </text:span><text:soft-page-break/><text:span text:style-name="T1">HORCA HORCO HORDA HORMA HORNA HORNE HORNO HORRA HORRE HORRO HOSCA HOSCO HOSPA HOSTE HOTEL HOTOS HOVES HOYAD HOYAN HOYAR HOYAS HOYEN HOYES HOYOS HOZAD HOZAN HOZAR HOZAS HUACA HUACO HUAJE HUAOS HUCHA HUCHO HUCIA HUECA HUECO HUEGO HUELA HUELE HUELO HUERA HUERO HUESA HUESO HUEVA HUEVE HUEVO HUIAN HUIAS HUICH HUIDA HUIDO HUIFA HUILA HUILO HUIRA HUIRE HUIRO HULAD HULAN HULAR HULAS HULEA HULEE HULEN HULEO HULES HULLA HULTE HUMAD HUMAN HUMAR HUMAS HUMEA HUMEE HUMEN HUMEO HUMES HUMIL HUMOR HUMOS HUMUS HUNAS HUNDA HUNDE HUNDI HUNDO HUNOS HUPES HURAS HURGA HURGO HURIS HURON HURRA HURTA HURTE HURTO HUSAR HUSMA HUSME HUSMO HUSOS HUTAS HUTIA HUYAN HUYAS HUYEN HUYES IBAIS IBERA IBERO IBICE ICACO ICEIS ICHAL ICHOS ICHUS ICONO ICTUS IDEAD IDEAL IDEAN IDEAR IDEAS IDEAY IDEEN IDEES IDEOS IDOLO IGLUS IGNEA IGNEO IGUAL IGUAR IJADA IJIYO IJUJU ILEON ILEOS ILESA ILESO ILION ILOTA ILUDA ILUDE ILUDI ILUDO ILUSA ILUSO IMADA IMANA IMANE IMANO IMBUI IMELA IMITA IMITE IMITO IMPAR IMPIA IMPIO IMPLA IMPLE IMPLO IMPON INANE INCAS INCOA INCOE INCOO INDAS INDEX INDIA INDIO INDOS INFLA INFLE INFLO INGAS INGLE INGON INGRE INOPE INPUT INRIS INSTA INSTE INSTO INTER INTIS INTUI INVAR IONES IOTAS IPSIS IRADA IRADO IRANI IREIS IRGAN IRGAS IRGUE IRIAN IRIAS IRIDE IRISA IRISE IRISO IRRUI IRUPE ISBAS ISLAM ISLAN ISLAS ISLEO ISOCA ISTMO ITALA ITALO ITEMS ITERA ITERE ITERO ITRIA ITRIO ITZAJ IZABA IZADA IZADO IZAIS IZARA IZARE IZASE IZOTE JABAS JABIS JABLE JABON JABRA JABRE JABRI JABRO JACAL JACAS JACER JACHA JACOS JACTA JACTE JACTO JADAS JADEA JADEE JADEO JADES JADIA JADIE JADIO JAECE JAEZA JAEZO JAGUA JAIBA JAIMA JAJAY</text:span> </text:p>
      <text:p text:style-name="P3"><text:span text:style-name="T1">ALAD JALAN JALAR JALAS JALDA JALDE JALDO JALEA JALEE JALEN JALEO JALES JALMA JALON JAMAD JAMAN JAMAR JAMAS JAMBA JAMBE JAMBO JAMEN JAMES JAMON JANES JAÑAS JAÑOS JAPON JAQUE JARAL JARAS JARBA JARBE JARBO JARCA JARDA JAROS JARRA JARRE JARRO JASAD JASAN JASAR JASAS JASEN JASES JASPE JATAS JATEO JATES JATIB JATOS JAUDA JAUDO JAUJA JAULA JAUTA JAUTO JAVAS JAVOS JAYAN JEBES JEDAD JEDAN JEDAR JEDAS JEDEN JEDES JEFAS JEFES JEITO JEJEN JELIZ JEMAL JEMES JEQUE JERAS JERBO JEREZ JERGA JERPA JETAD JETAN JETAR JETAS JETEA JETEE JETEN JETEO JETES JETON JETOS JIBES JIBIA JICOS JIFAS JIFIA JIGAS JIGUE JIJAS JIJEA JIJEE JIJEO JIMAD JIMAN JIMAR JIMAS JIMEN JIMES JIMIA JIMIO JINDA JINES JIÑAD JIÑAN JIÑAR JIÑAS JIÑEN JIÑES JIOTE JIPAS JIPIA JIPIE JIPIO JIPIS JIRAS JIREL JIRON JISCA JITAD JITAN JITAR JITAS JITEN JITES JOBAR JOBOS JOCHA JOCHE JOCHO JOCON JOCOS JODAN JODAS JODED JODEN JODER JODES JODIA JODIO JODON JOFOR JOLIN JONDO JONIA JONIO JOPAN JOPAR JOPAS JOPEA JOPEE JOPEN </text:span><text:soft-page-break/><text:span text:style-name="T1">JOPEO JOPES JOPOS JORAS JORCO JORFE JORGA JORGE JORRO JOSAS JOTAS JOTES JOTOS JOULE JOVEN JOYAS JOYEL JOYON JOYOS JUANA JUBAS JUBON JUBOS JUCAS JUCOS JUDAS JUDIA JUDIO JUDOS JUEGA JUEGO JUERA JUEZA JUGAD JUGAR JUGAS JUGOS JUGUE JUJEA JUJEE JUJEO JULIA JULIO JULOS JUMAN JUMAR JUMAS JUMEA JUMEE JUMEN JUMEO JUMES JUMIL JUMOS JUNCE JUNCI JUNCO JUNIO JUNTA JUNTE JUNTO JUNZA JUNZO JUÑAN JUÑAS JUÑEN JUÑES JUÑIA JUÑID JUÑIR JUÑIS JUPAS JUPEA JUPEE JUPEO JUPON JURAD JURAN JURAR JURAS JURCO JUREL JUREN JURES JUROS JUSIS JUSTA JUSTE JUSTO JUTAS JUTIA JUVIA JUZGA JUZGO LABEO LABES LABIA LABIL LABIO LABOR LABRA LABRE LABRO LACAD LACAN LACAR LACAS LACEA LACEE LACEN LACEO LACES LACHA LACHO LACIA LACIO LACON LACRA LACRE LACRO LACTA LACTE LACTO LADAS LADEA LADEE LADEO LADON LADOS LADRA LADRE LADRO LAGAR LAGOS LAGUA LAICA LAICO LAIDA LAIDO LAJAS LAMAN LAMAS LAMBA LAMBE LAMBI LAMBO LAMED LAMEN LAMER LAMES LAMIA LAMIN LAMIO LAMPA LAMPE LAMPO LANAR LANAS LANCE LANDA LANDE LANDO LANGA LANIA LANIO LANZA LANZO LAÑAD LAÑAN LAÑAR LAÑAS LAÑEN LAÑES LAPAS LAPIZ LAPON LAPOS LAPSA LAPSO LAQUE LARDA LARDE LARDO LARES LARGA LARGO LARRA LARVA LASAR LASAS LASCA LASCO LASER LASOS LASTA LASTE LASTO LASUN LATAN LATAS LATAZ LATEA LATEE LATEN LATEO LATES LATEX LATIA LATID LATIN LATIO LATIR LATIS LATON LATOS LAUDA LAUDE LAUDO LAUNA LAURO LAUTA LAUTO LAVAD LAVAN LAVAR LAVAS LAVEN LAVES LAXAD LAXAN LAXAR LAXAS LAXEN LAXES LAXOS LAYAD LAYAN LAYAR LAYAS LAYEN LAYES LAZAD LAZAN LAZAR LAZAS LAZOS LEAIS LECHA LECHE LECHO LECOS LEDAS LEDON LEDOS LEEIS LEERA LEERE LEGAD LEGAL LEGAN LEGAR LEGAS LEGON LEGOS LEGRA LEGRE LEGRO LEGUA LEGUE LEGUI LEIAN LEIAS LEIDA LEIDO LEILA LEIMA LEJAS LEJIA LEJIO LEJOS LELAS LELOS LEMAN LEMAS LEMBO LEMPO LEMUR LENAS LENCA LENES LENON LENTA LENTE LENTO LEÑAD LEÑAN LEÑAR LEÑAS LEÑEN LEÑES LEÑOS LEONA LEPRA LERAS LERDA LERDO LESAS LESEA LESEE LESEO LESNA LESOS LESTE LETAL LETEA LETEO LETON LETRA LEUCO LEUDA LEUDE LEUDO LEVAD LEVAN LEVAR LEVAS LEVEN LEVES LEYES LEZDA LEZNA LEZNE LIABA LIADA LIADO LIAIS LIANA LIARA LIARE LIASE LIAZA LIBAD LIBAN LIBAR LIBAS LIBEN LIBER LIBES LIBIA LIBIO LIBON LIBRA LIBRE LIBRO LICEO LICIA LICIO LICOR LICUA LICUE LICUO LIDER LIDES LIDIA LIDIE LIDIO LIDON LIEGA LIEGO LIEIS LIEVA LIEVE LIGAD LIGAN LIGAR LIGAS LIGHT LIGIO LIGON LIGUE LIGUR LIJAD LIJAN LIJAR LIJAS LIJEN LIJES LILAC LILAO LILAS LILIO LILOS LIMAD LIMAN LIMAR LIMAS LIMBO LIMEN LIMES LIMON LIMOS LINAO LINAR LINCE LINDA LINDE LINDO LINEA LINEE LINEO LINFA LINIO LINON LINOS LIÑOS LIOSA LIOSO LIPAS LIPES LIPIS LIPON LIRAS LIRIA LIRIO LIRON LISAS LISES LISIA LISIE LISIO LISIS LISOL </text:span><text:soft-page-break/><text:span text:style-name="T1">LISOS LISTA LISTE LISTO LITAD LITAN LITAR LITAS LITEN LITES LITIO LITIS LITRE LITRO LITUO LIUDA LIUDE LIUDO LIVOR LIZAS LIZOS LLACA LLAGA LLAGO LLAMA LLAME LLAMO LLANA LLANO LLAPA LLAPE LLAPO LLAVE LLECA LLECO LLEGA LLEGO LLENA LLENE LLENO LLERA LLEVA LLEVE LLEVO LLORA LLORE LLORO LLOSA LLOVE LLOVI LOABA LOADA LOADO LOAIS LOARA LOARE LOASE LOBAS LOBBY LOBEA LOBEE LOBEO LOBOS LOCAL LOCAS LOCEA LOCEE LOCEO LOCHA LOCHE LOCOS LOCRO LODON LODOS LODRA LOEIS LOGAR LOGIA LOGIS LOGOS LOGRA LOGRE LOGRO LOICA LOINA LOINO LOLAS LOLEA LOLEE LOLEO LOLIO LOLIS LOLOS LOMAS LOMBA LOMBO LOMEA LOMEE LOMEO LOMOS LONAS LONCO LONGA LONGO LONJA LORAS LOREA LOREE LOREO LORES LOROS LORZA LOSAD LOSAN LOSAR LOSAS LOSEN LOSES LOTAS LOTEA LOTEE LOTEO LOTES LOTIN LOTOS LOZAS LUCAS LUCEN LUCES LUCHA LUCHE LUCHO LUCIA LUCID LUCIO LUCIR LUCIS LUCRA LUCRE LUCRO LUDAN LUDAS LUDEN LUDES LUDIA LUDID LUDIE LUDIO LUDIR LUDIS LUDOS LUEGO LUEÑE LUGAR LUGRE LUIAN LUIAS LUIDA LUIDO LUIRA LUIRE LUISA LUJAD LUJAN LUJAR LUJAS LUJEN LUJES LUJOS LULOS LULUS LUMAS LUMBO LUMEN LUMIA LUNAR LUNAS LUNCH LUNEA LUNEE LUNEL LUNEO LUNES LUNFA LUPAS LUPIA LUPUS LURTE LUSAS LUSCA LUSCO LUSOS LUTEA LUTEO LUTOS LUVIA LUXAD LUXAN LUXAR LUXAS LUXEN LUXES LUYAN LUYAS LUYEN LUYES LUZCA LUZCO LYCRA MABIS MABLE MACAL MACAN MACAR MACAS MACEA MACEE MACEN MACEO MACES MACHA MACHE MACHI MACHO MACIA MACIO MACIS MACLA MACON MACRO MACUA MADOR MADRE MAEÑA MAEÑO MAESA MAESE MAESO MAFIA MAGAS</text:span> </text:p>
      <text:p text:style-name="P3"><text:span text:style-name="T1">MAGIA MAGIE MAGIN MAGIO MAGMA MAGNA MAGNO MAGOS MAGRA MAGRO MAGUE MAHON MAIDO MAJAD MAJAL MAJAN MAJAR MAJAS MAJEA MAJEE MAJEN MAJEO MAJES MAJOS MALAR MALAS MALEA MALEE MALEO MALES MALIS MALLA MALLE MALLO MALON MALOS MALTA MALVA MALVE MALVO MAMAD MAMAN MAMAR MAMAS MAMBI MAMBO MAMEN MAMES MAMEY MAMIA MAMON MAMUA MAMUT MANAD MANAL MANAN MANAR MANAS MANCA MANCO MANDA MANDE MANDI MANDO MANEA MANEE MANEN MANEO MANES MANGA MANGO MANIA MANID MANIO MANIR MANIS MANOS MANSA MANSO MANTA MANTO MANUS MAÑAS MAÑEA MAÑEE MAÑEO MAÑIO MAÑOS MAOMA MAORI MAPAS MAPEA MAPEE MAPEO MAPOS MAQUE MAQUI MARAS MARCA MARCE MARCI MARCO MAREA MAREE MAREO MARES MARGA MARGO MARIA MARLO MARON MAROS MARRA MARRE MARRO MARSA MARSO MARTA MARTE MARZA MARZO MASAD MASAN MASAR MASAS MASCA MASCO MASEA MASEE MASEN MASEO MASES MASIA MASLO MASON MASTE MASTO MATAD MATAN MATAR MATAS MATEA MATEE MATEN MATEO MATES MATIZ MATON MATOS MATUL MAULA MAULE MAULO MAURA MAURE MAURO MAYAD MAYAL MAYAN MAYAR MAYAS MAYEA MAYEE MAYEN MAYEO MAYES MAYOR MAYOS MAZAD MAZAN MAZAR MAZAS MAZNA MAZNE MAZNO MAZOS MBAYA MEABA MEADA MEADO MEAIS MEAJA MEANO MEARA MEARE MEASE MEATO MECAS MECED </text:span><text:soft-page-break/><text:span text:style-name="T1">MECEN MECER MECES MECHA MECHE MECHO MECIA MECIO MECOS MEDAS MEDIA MEDID MEDIE MEDIO MEDIR MEDIS MEDOS MEDRA MEDRE MEDRO MEEIS MEGAS MEGOS MEIGA MEIGO MEJAN MEJAS MEJED MEJEN MEJER MEJES MEJIA MEJIO MEJOR MELAD MELAR MELAS MELCA MELGA MELGO MELIS MELLA MELLE MELLO MELON MELSA MELVA MEMAS MEMEZ MEMOS MENAD MENAN MENAR MENAS MENDA MENEA MENEE MENEN MENEO MENES MENGE MENOR MENOS MENSA MENSO MENSU MENTA MENTE MENTI MENTO MENUS MEONA MERAD MERAN MERAR MERAS MERCA MERCO MEREN MERES MEREY MERGO MERLA MERLO MERMA MERME MERMO MEROL MEROS MERSA MESAD MESAN MESAR MESAS MESEN MESES MESMA MESMO MESON MESTA MESTO METAD METAL METAN METAS METED METEN METER METES METIA METIO METRA METRO MEYAS MEYOR MEZAN MEZAS MIABA MIADO MIAGA MIAGO MIAIS MIAJA MIAÑA MIAÑE MIAÑO MIARA MIARE MIASE MIAUS MICAS MICER MICES MICHA MICHE MICHO MICOS MICRA MICRO MIDAN MIDAS MIDEN MIDES MIDIO MIEDO MIEIS MIELA MIELE MIELO MIERA MIGAD MIGAN MIGAR MIGAS MIGRA MIGRE MIGRO MIGUE MIJOS MILAN MILES MILIS MILLA MILLO MILPA MIMAD MIMAN MIMAR MIMAS MIMEN MIMES MIMOS MINAD MINAL MINAN MINAR MINAS MINAZ MINEN MINES MINGA MINGO MINIA MINIE MINIO MINUE MIÑON MIOMA MIONA MIOPE MIRAD MIRAN MIRAR MIRAS MIREN MIRES MIRLA MIRLE MIRLO MIRON MIRRA MIRTO MIRZA MISAD MISAL MISAN MISAR MISAS MISEN MISES MISIA MISIL MISIO MISMA MISMO MISTA MISTE MISTO MITAD MITAN MITAS MITIN MITON MITOS MITRA MITRE MITRO MIURA MIXTA MIXTO MIZAS MIZOS MOAIS MOARE MOBLE MOCAD MOCAN MOCAR MOCAS MOCEA MOCEE MOCEO MOCHA MOCHE MOCHO MOCIL MOCOS MODAL MODAS MODEM MODIO MODOS MOFAD MOFAN MOFAR MOFAS MOFEN MOFES MOGAS MOGOL MOGON MOGOS MOHIN MOHOS MOHUR MOJAD MOJAN MOJAR MOJAS MOJEL MOJEN MOJES MOJIL MOJIS MOJON MOJOS MOLAD MOLAN MOLAR MOLAS MOLDA MOLDE MOLDO MOLED MOLEN MOLER MOLES MOLIA MOLIO MOLLA MOLLE MOLON MOLOS MOLSA MOLSO MOMEA MOMEE MOMEO MOMIA MOMIO MOMOS MONAS MONDA MONDE MONDO MONEA MONEE MONEO MONFI MONGA MONGO MONIS MONJA MONJE MONOS MONRA MONSE MONTA MONTE MONTO MOÑAS MOÑON MOÑOS MOPAN MOPAS MOQUE MORAD MORAL MORAN MORAR MORAS MORBO MORCA MORCO MORDE MORDI MOREA MOREN MOREO MORES MORFA MORFE MORFO MORGA MORIA MORID MORIR MORIS MORMA MORME MORMO MORON MOROS MORRA MORRO MORSA MORSE MOSCA MOSCO MOSEN MOSTE MOSTO MOTAS MOTEA MOTEE MOTEL MOTEO MOTES MOTIL MOTIN MOTON MOTOR MOTOS MOVED MOVER MOVES MOVIA MOVIL MOVIO MOXAS MOXTE MOYAS MOYOS MOZAS MOZOS MUARE MUBLE MUCAS MUCHA MUCHO MUCOS MUDAD MUDAN MUDAR MUDAS MUDEN MUDES MUDEZ MUDOS MUECA MUELA MUELE MUELO MUERA MUERE MUERO MUESO MUEVA MUEVE MUEVO MUFAS MUFLA MUFTI MUGAD MUGAN MUGAR MUGAS MUGEN MUGES MUGIA MUGID MUGIL MUGIO MUGIR MUGIS MUGLE MUGOR MUGRE MUGUE MUIAN MUIAS MUIDA </text:span><text:soft-page-break/><text:span text:style-name="T1">MUIDO MUIRA MUIRE MUJAN MUJAS MUJER MUJOL MULAR MULAS MULEO MULES MULLA MULLE MULLI MULLO MULOS MULSA MULSO MULTA MULTE MULTO MUNAS MUNDO MUÑAN MUÑAS MUÑEN MUÑES MUÑIA MUÑID MUÑIR MUÑIS MUÑON MURAD MURAL MURAN MURAR MURAS MUREN MURES MURGA MURIA MURIO MUROS MURTA MURTO MUSAN MUSAR MUSAS MUSCA MUSCO MUSEN MUSEO MUSES MUSGA MUSGO MUSIA MUSIO MUSIR MUSIS MUSLO MUSOS MUTAD MUTAN MUTAR MUTAS MUTEN MUTES MUTIS MUTRA MUTRO MUTUA MUTUO MUYAN MUYAS MUYEN MUYES NABAB NABAL NABAR NABAS NABIS NABLA NABOS NACAR NACAS NACED NACEN NACER NACES NACHA NACHO NACIA NACIO NACOS NACRE NADAD NADAL NADAN NADAR NADAS NADEN NADES NADGA NADIE NADIR NAFRA NAFRE NAFRO NAFTA NAGUA NAHOA NAHUA NAIFE NAIFS NAIPE NAIRE NAJAS NALCA NALGA NANAS NANAY NANCE NANEA NANEE NANEO NANSA NANSU NANTA NANTE NANTO NAPAS NAPEA NAPEO NAQUE NARCO NARDO NARES NARIZ NARRA NARRE NARRO NASAL NASAS NASON NASOS NATAL NATAS NATIA NATIO NATOS NATRI NAUTA NAVAL NAVAS NAVES NAVIO NAZCA NAZCO NAZIS NEBEL NEBIS NEBLI NEBRO NECEA NECEE NECEO NECIA NECIO NEGAD NEGAR NEGAS NEGRA NEGRO NEGUE NEGUS NEJAS NEJOS NELDO NELES NEMAS NEMEA NEMEO NEMES NEMON NENAS NENES NENIA NEPES NERON NESGA NESGO NETAS NETOS NEUMA NEVAD NEVAR NEVAS NEVOS NEVUS NEXOS NIARA NIAZO NICHE NICHO NICLE NICOL NIDAL NIDIA NIDIO NIDOS NIEGA NIEGO NIELA</text:span> </text:p>
      <text:p text:style-name="P3"><text:span text:style-name="T1">NIELE NIELO NIETA NIETO NIEVA NIEVE NIEVO NIGUA NILAD NILON NIMBA NIMBE NIMBO NIMIA NIMIO NINFA NINFO NINOT NIÑAS NIÑEA NIÑEE NIÑEO NIÑEZ NIÑOS NIOTO NIPAS NIPIS NIPON NIPOS NIQUI NISTE NITOR NITOS NITRA NITRE NITRO NIVEA NIVEL NIVEO NIXTE NOBEL NOBLE NOCAS NOCHE NOCIR NOCLA NODAL NODOS NOEMA NOGAL NOLIS NOLIT NOMAS NOMON NOMOS NONAS NONES NONIO NONOS NOPAL NOQUE NORAY NORIA NORMA NORME NORMO NORTE NOTAD NOTAN NOTAR NOTAS NOTEN NOTES NOTOS NOTRO NOVAD NOVAL NOVAN NOVAR NOVAS NOVEL NOVEN NOVES NOVIA NOVIE NOVIO NOYOS NUBES NUBIA NUBIL NUBIO NUBLA NUBLE NUBLO NUCAS NUCHE NUCIR NUCOS NUDAS NUDOS NUERA NUESA NUESO NUEVA NUEVE NUEVO NUEZA NULAS NULOS NUMEN NUMOS NUNCA NUÑOS NUTRA NUTRE NUTRI NUTRO ÑAJAS ÑAJOS ÑAMES ÑAMPI ÑANDU ÑANGA ÑANGO ÑAÑAS ÑAÑOS ÑAPAS ÑAQUE ÑATAS ÑATEA ÑATEE ÑATEO ÑATOS ÑECAS ÑECLA ÑECOS ÑENGA ÑENGO ÑEQUE ÑINGA ÑIPES ÑIQUE ÑIRES ÑISCA ÑIZCA ÑOCAS ÑOCHA ÑOCLO ÑOCOS ÑOLAS ÑONGA ÑONGO ÑOÑAS ÑOÑEZ ÑOÑOS ÑOQUI ÑORAS ÑORBO ÑORES ÑUBLO ÑUCAS ÑUCOS ÑUDOS ÑURDA ÑURDO ÑUTAS ÑUTOS ÑUZCO OASIS OBELO OBESA OBESO OBICE OBITO OBLEA OBOES OBOLO OBRAD OBRAN OBRAR OBRAS OBREN OBRES OBSTA OBSTE OBSTO OBTEN OBUES OBVIA OBVIE OBVIO OCAPI OCASO OCELO OCENA OCHOS OCIAD OCIAN OCIAR OCIAS OCIEN OCIES OCIOS OCLES OCLUI OCOTE OCRAS OCRES OCREY OCUJE OCUME OCUMO OCUPA OCUPE OCUPO ODEON </text:span><text:soft-page-break/><text:span text:style-name="T1">ODIAD ODIAN ODIAR ODIAS ODIEN ODIES ODIOS ODRES OESTE OFITA OGAÑO OGROS OHMIO OIAIS OIBLE OIDAS OIDIO OIDOR OIDOS OIGAN OIGAS OIMOS OIRAN OIRAS OIRIA OISLO OISTE OJALA OJALE OJALO OJEAD OJEAN OJEAR OJEAS OJEEN OJEES OJEOS OJERA OJETE OJITO OJIVA OJOSA OJOSO OJOTA OJUDA OJUDO OLAIS OLAJE OLEAD OLEAN OLEAR OLEAS OLEEN OLEES OLEIS OLEOS OLERA OLERE OLIAN OLIAS OLIDA OLIDO OLIOS OLIVA OLIVE OLIVO OLLAO OLLAR OLLAS OLMAS OLMOS OLOTE OLURA OMANI OMASO OMBUS OMEGA OMERO OMEYA OMINA OMINE OMINO OMISA OMISO OMITA OMITE OMITI OMITO OMOTO ONCEA ONCEE ONCEO ONCES ONDAS ONDEA ONDEE ONDEO ONDRA ONECE ONECI ONICE ONOTO ONZAS OPACA OPACO OPADA OPADO OPALO OPERA OPERE OPERO OPILA OPILE OPILO OPIMA OPIMO OPINA OPINE OPINO OPIOS OPONE OPTAD OPTAN OPTAR OPTAS OPTEN OPTES OPUSE OPUSO ORABA ORADA ORADO ORAIS ORAJE ORALE ORARA ORARE ORASE ORATE ORBES ORCAS ORCEN ORCES ORCOS ORDEN OREAD OREAN OREAR OREAS OREEN OREES OREIS OREJA OREOS ORERO ORFOS ORFRE ORGIA ORIBE ORIES ORINA ORINE ORINO ORIOL ORIVE ORLAD ORLAN ORLAR ORLAS ORLEN ORLES ORLOS ORNAD ORNAN ORNAR ORNAS ORNEA ORNEE ORNEN ORNEO ORNES OROYA ORTOS ORUGA ORUJO ORZAD ORZAN ORZAR ORZAS OSABA OSADA OSADO OSAIS OSARA OSARE OSASE OSCAS OSCOS OSEAD OSEAN OSEAR OSEAS OSEEN OSEES OSEIS OSEOS OSERA OSERO OSETA OSMIO OSOSA OSOSO OSTAS OSTIA OSTRA OSTRO OSUDA OSUDO OSUNA OSUNO OTATE OTEAD OTEAN OTEAR OTEAS OTEEN OTEES OTERO OTILA OTILE OTILO OTOBA OTOÑA OTOÑE OTOÑO OTRAS OTRES OTRIS OTROS OVABA OVADA OVADO OVAIS OVALA OVALE OVALO OVARA OVARE OVASE OVEIS OVEJA OVERA OVERO OVIDO OVINA OVINO OVNIS OVOLO OVOSA OVOSO OVULA OVULE OVULO OXEAD OXEAN OXEAR OXEAS OXEEN OXEES OXIDA OXIDE OXIDO OYERA OYERE OYESE OZENA OZONA OZONO PACAE PACAS PACAY PACED PACEN PACER PACES PACHA PACHO PACIA PACIO PACON PACOS PACTA PACTE PACTO PACUS PADRE PAFIA PAFIO PAGAD PAGAN PAGAR PAGAS PAGEL PAGOS PAGRO PAGUA PAGUE PAHUA PAICO PAILA PAINA PAIRA PAIRE PAIRO PAJAR PAJAS PAJEA PAJEE PAJEL PAJEO PAJES PAJIL PAJLA PAJON PAJOS PAJUZ PALAS PALAY PALCA PALCO PALEA PALEE PALEO PALES PALIA PALIE PALIO PALIS PALLA PALLE PALLO PALMA PALME PALMO PALON PALOR PALOS PALPA PALPE PALPI PALPO PALTA PALTO PAMBA PAMPA PAMUE PANAL PANAS PANCA PANCO PANDA PANDO PANEL PANES PANGA PANJI PANOS PANSA PANTY PANUL PANZA PAÑAL PAÑIL PAÑOL PAÑOS PAPAD PAPAL PAPAN PAPAR PAPAS PAPAZ PAPEA PAPEE PAPEL PAPEN PAPEO PAPES PAPIN PAPON PAPOS PAPUA PAPUS PARAD PARAL PARAN PARAO PARAR PARAS PARCA PARCE PARCO PARDA PARDO PAREA PARED PAREE PAREL PAREN PAREO PARES PARGO PARIA PARID PARIO PARIR PARIS PARLA PARLE PARLO PARNE PAROS PARPA PARPE PARPO PARRA PARRE PARRO PARSI PARTA PARTE PARTI PARTO </text:span><text:soft-page-break/><text:span text:style-name="T1">PARVA PARVO PASAD PASAN PASAR PASAS PASCO PASEA PASEE PASEN PASEO PASES PASIL PASMA PASME PASMO PASOS PASPA PASPE PASPO PASTA PASTE PASTO PATAN PATAO PATAS PATAX PATAY PATEA PATEE PATEO PATER PATES PATIN PATIO PATIS PATON PATOS PAUJI PAULA PAULE PAULO PAUSA PAUSE PAUSO PAUTA PAUTE PAUTO PAVAS PAVES PAVIA PAVON PAVOR PAVOS PAXTE PAYAD PAYAN PAYAR PAYAS PAYEN PAYES PAYOS PAZCA PAZCO PAZOS PEAIS PEAJE PEALA PEALE PEALO PEANA PEAÑA PEBRE PECAD PECAN PECAR PECAS PECES PECHA PECHE PECHO PECIO PECTA PECTE PECTO PEDAL PEDIA PEDID PEDIO PEDIR PEDIS PEDOS PEDRO PEEIS PEERA PEERE PEGAD PEGAN PEGAR PEGAS PEGON PEGOS PEGUE PEIAN PEIAS PEIDO PEINA PEINE PEINO PEJES PEJIN PELAD PELAN PELAR PELAS PELDE PELEA PELEE PELEN PELEO PELES PELIS PELLA PELLO PELMA PELON PELOS PELTA PELUS PELVI PEMON PENAD PENAL PENAN PENAR PENAS PENCA PENCO PENDA PENDE PENDI PENDO PENEN PENES PENIS PENOL PENOS PENSA PENSE PENSO PEÑAS PEÑOL PEÑON PEÑOS PEORA PEPAS PEPES PEPLA PEPLO PEPON PEPUS PEQUE PERAL PERAS PERCA PERDE PERDI PERIS PERLA PERLE PERLO PERNA PERNO PEROL PEROS PERRA PERRO PERSA PERTA PERUS PESAD PESAN PESAR PESAS PESCA PESCE</text:span> </text:p>
      <text:p text:style-name="P3"><text:span text:style-name="T1">PESCO PESEN PESES PESGA PESGO PESIA PESOL PESOR PESOS PESTE PETAD PETAN PETAR PETAS PETEN PETES PETOS PETRA PEUCO PEUMO PEZON PIABA PIADA PIADO PIAFA PIAFE PIAFO PIAIS PIALA PIALE PIALO PIANO PIARA PIARE PIASE PIBAS PIBES PIBIL PICAD PICAL PICAN PICAR PICAS PICEA PICEO PICHA PICHE PICHI PICHO PICON PICOR PICOS PICUY PIDAN PIDAS PIDEN PIDES PIDIO PIDON PIEIS PIEJO PIEZA PIFAS PIFIA PIFIE PIFIO PIGRA PIGRE PIGRO PIGUA PIHUA PIJAS PIJES PIJIN PIJOS PIJUL PIJUY PILAD PILAN PILAR PILAS PILCA PILEN PILEO PILES PILLA PILLE PILLO PILME PILON PILOS PINAL PINAR PINAS PINCE PINES PINGA PINGO PINNA PINOL PINOS PINTA PINTE PINTO PINZA PINZO PIÑAL PIÑAS PIÑEN PIÑON PIÑOS PIOJO PIOLA PIOLE PIOLO PIONA PIPAD PIPAN PIPAR PIPAS PIPEN PIPES PIPIA PIPIE PIPIL PIPIO PIPIS PIPON PIPOS PIQUE PIRAD PIRAL PIRAN PIRAR PIRAS PIRCA PIRCO PIREN PIRES PIRLA PIRON PIROS PIRRA PIRRE PIRRI PIRRO PIRUL PIRUS PISAD PISAN PISAR PISAS PISCA PISCO PISEN PISES PISON PISOS PISPA PISPE PISPO PISTA PISTE PISTO PITAD PITAL PITAN PITAO PITAR PITAS PITEA PITEE PITEN PITEO PITES PITIA PITIO PITIS PITON PITOS PIULA PIULE PIULO PIUNE PIURE PIVOT PIXEL PIZCA PIZCO PIZZA PLACA PLACE PLACI PLACO PLAGA PLAGO PLANA PLANO PLAÑA PLAÑE PLAÑI PLAÑO PLATA PLATO PLAYA PLAYE PLAYO PLAZA PLAZO PLEBE PLECA PLEGA PLEGO PLENA PLENO PLEON PLEPA PLEXO PLICA PLISA PLISE PLISO PLOMA PLOME PLOMO PLUGO PLUMA POBLA POBLE POBLO POBOS POBRA POBRE POCAS POCHA POCHO POCOS PODAD PODAL PODAN PODAR PODAS PODED </text:span><text:soft-page-break/><text:span text:style-name="T1">PODEN PODER PODES PODIA PODIO PODON PODRA PODRE POEMA POETA POINO POISA POISE POLAR POLCA POLCO POLEA POLEN POLEO POLEX POLIN POLIO POLIR POLIS POLLA POLLO POLOS POLVO POMAR POMAS POMEZ POMOS POMPA POMPO PONCI PONED PONEN PONER PONES PONEY PONGA PONGO PONIA PONIS PONTO POPAD POPAN POPAR POPAS POPEL POPEN POPES POPOS POPTI PORCO PORGA PORGO PORNO POROS PORRA PORRO PORTA PORTE PORTO POSAD POSAN POSAR POSAS POSCA POSEA POSEE POSEI POSEN POSEO POSES POSMA POSMO POSON POSOS POSTA POSTE POTAD POTAN POTAR POTAS POTEA POTEE POTEN POTEO POTES POTOS POTRA POTRO POYAD POYAL POYAN POYAR POYAS POYEN POYES POYOS POZAL POZAS POZOL POZOS PRADO PRAOS PRAVA PRAVO PRAZA PREAR PREAS PREDA PREÑA PREÑE PREÑO PRESA PRESO PREST PREVE PREVI PRIMA PRIME PRIMO PRION PRIOR PRISA PRIVA PRIVE PRIVO PROAL PROAS PROBA PROBE PROBO PROCO PROEL PROFA PROFE PROIS PROIZ PROLE PRONA PRONO PRORA PROSA PRUNA PRUNO PSIES PUABA PUADA PUADO PUAIS PUARA PUARE PUASE PUBER PUBES PUBIS PUCHA PUCHO PUCIA PUDIN PUDIO PUDIR PUDOR PUDRA PUDRE PUDRI PUDRO PUDUS PUEDA PUEDE PUEDO PUEIS PUFOS PUGAS PUGIL PUGNA PUGNE PUGNO PUJAD PUJAN PUJAR PUJAS PUJEN PUJES PUJOS PULAN PULAS PULEN PULES PULGA PULIA PULID PULIO PULIR PULIS PULLA PULLE PULLO PULPA PULPO PULSA PULSE PULSO PUMAS PUMBA PUNAN PUNAR PUNAS PUNCE PUNEN PUNES PUNGA PUNGE PUNGI PUNIA PUNID PUNIO PUNIR PUNIS PUNJA PUNJO PUNTA PUNTE PUNTO PUNZA PUNZO PUÑAL PUÑAR PUÑIR PUÑOS PUPAD PUPAN PUPAR PUPAS PUPEN PUPES PUPOS PUPUS PURAS PUREA PUREE PUREO PURES PURGA PURGO PURIN PUROS PURRA PURRE PURRI PURRO PUSES PUSPA PUSPO PUTAL PUTAS PUTEA PUTEE PUTEO PUTON PUTOS PUYAD PUYAN PUYAR PUYAS PUYEN PUYES PUYON PUYOS PUZLE PUZOL PYMES QUECO QUEDA QUEDE QUEDO QUEJA QUEJE QUEJO QUEMA QUEME QUEMI QUEMO QUENA QUEPA QUEPI QUEPO QUERA QUERE QUERO QUESO QUIAS QUIEN QUIER QUIFS QUIJO QUILA QUILO QUIMA QUIMO QUINA QUINO QUIÑA QUIÑE QUIÑO QUIOS QUIPA QUIPU QUISA QUISE QUISO QUITA QUITE QUITO QUITU QUIVI QUIZA RABAL RABAS RABEA RABEE RABEL RABEO RABIA RABIE RABIL RABIO RABIS RABON RABOS RACEA RACEE RACEL RACEO RACHA RACHE RACHO RACOR RACOS RADAL RADAR RADAS RADES RADIA RADIE RADIO RADON RAEIS RAERA RAERE RAFAL RAFAS RAFEA RAFEE RAFEO RAFES RAFEZ RAFIA RAGUA RAGUS RAHEZ RAIAN RAIAS RAICE RAIDA RAIDO RAIGA RAIGO RAIJO RAIZA RAIZO RAJAD RAJAN RAJAR RAJAS RAJEN RAJES RAJON RALAS RALBA RALBE RALBO RALEA RALEE RALEO RALLA RALLE RALLO RALLY RALOS RALVA RALVE RALVO RAMAL RAMAS RAMEA RAMEE RAMEO RAMIO RAMON RAMOS RAMPA RAMPE RAMPO RANAS RANDA RANDS RANGO RANOS RAÑAS RAÑOS RAPAD RAPAN RAPAR RAPAS RAPAZ RAPEN RAPES RAPOS RAPTA RAPTE RAPTO RAQUE RARAS RAREA RAREE RAREO RAROS RASAD </text:span><text:soft-page-break/><text:span text:style-name="T1">RASAN RASAR RASAS RASCA RASCO RASEL RASEN RASES RASGA RASGO RASIS RASOS RASPA RASPE RASPO RATAS RATEA RATEE RATEO RATIO RATON RATOS RAUCA RAUCO RAUDA RAUDO RAULI RAUTA RAYAD RAYAN RAYAR RAYAS RAYEN RAYES RAYON RAYOS RAZAR RAZAS RAZIA RAZON REAJE REALA REAMA REAME REAMO REARA REARE REARO REATA REATE REATO REBLA REBLE REBLO REBOL REBUS RECAE RECAI RECEL RECEN RECES RECIA RECIO RECLE RECRE RECTA RECTE RECTO RECUA REDAD REDAN REDAR REDAS REDEL REDEN REDES REDIL REDOL REDOR REDRO REFEZ REGAD REGAR REGAS REGIA REGID REGIO REGIR REGIS REGLA REGLE REGLO REGUE REHAZ REHEN REHUI REHUS REIAN REIAS REIDA REIDO REILA REILE REILO REINA REINE REINO REIRA REIRE REJAL REJAS REJIN REJON REJOS REJUS RELAX RELEA RELEE RELEI RELEJ RELEO RELES RELOJ RELSA RELSO RELVA RELVE RELVO REMAD REMAN REMAR REMAS REMEN REMES REMOS RENAL RENCA RENCO RENDA RENDE RENDI RENDO RENES RENGA RENGO RENIL RENIO RENOS RENTA RENTE RENTO REÑIA REÑID REÑIR REÑIS REOCA REOJO REPON REPOS</text:span> </text:p>
      <text:p text:style-name="P3"><text:span text:style-name="T1">REPTA REPTE REPTO RESAL RESES RESMA RESOL RESPE RESTA RESTE RESTO RETAD RETAL RETAN RETAR RETAS RETEL RETEN RETES RETIN RETOR RETOS RETRO REUMA REUNA REUNE REUNI REUNO REVEA REVED REVEN REVEO REVER REVES REVIO REYAD REYAN REYAR REYAS REYEN REYES REZAD REZAN REZAR REZAS REZNO REZON REZOS RIADA RIAIS RIATA RIBAS RICAS RICEN RICES RICIA RICIO RICOS RIEGA RIEGO RIELA RIELE RIELO RIERA RIERE RIESE RIFAD RIFAN RIFAR RIFAS RIFEN RIFES RIFLE RIGEN RIGES RIGIL RIGIO RIGOR RIGUA RIGUE RIJAN RIJAS RIJOS RILAD RILAN RILAR RILAS RILEN RILES RIMAD RIMAN RIMAR RIMAS RIMEL RIMEN RIMES RIMUS RINDA RINDE RINDO RINGA RINGO RIÑAN RIÑAS RIÑEN RIÑES RIÑON RIOJA RIPIA RIPIE RIPIO RISAS RISCA RISCO RISOS RISPA RISPE RISPO RITMA RITME RITMO RITON RITOS RIVAL RIZAD RIZAL RIZAN RIZAR RIZAS RIZON RIZOS ROAIS ROANA ROANO ROBAD ROBAN ROBAR ROBAS ROBDA ROBEN ROBES ROBIN ROBLA ROBLE ROBLO ROBOS ROBOT ROBRA ROBRE ROCAS ROCEA ROCEE ROCEN ROCEO ROCES ROCHA ROCHE ROCHO ROCIA ROCIE ROCIN ROCIO ROCOS RODAD RODAL RODAO RODAR RODAS RODEA RODEE RODEO RODIA RODIL RODIO RODOS ROEIS ROELA ROERA ROERE ROETE ROGAD ROGAR ROGAS ROGOS ROGUE ROIAN ROIAS ROIDA ROIDO ROIGA ROIGO ROJAL ROJAS ROJEA ROJEE ROJEO ROJEZ ROJOS ROLAD ROLAN ROLAR ROLAS ROLDA ROLDE ROLDO ROLEN ROLEO ROLES ROLLA ROLLE ROLLO ROLOS ROMAN ROMAS ROMBO ROMEA ROMEO ROMIN ROMIS ROMOS ROMPA ROMPE ROMPI ROMPO RONCA RONCE RONCO RONDA RONDE RONDO RONES RONZA RONZO ROÑAD ROÑAL ROÑAN ROÑAR ROÑAS ROÑEN ROÑES ROÑIA ROPAS ROPON ROQUE RORAD RORAN RORAR RORAS ROREN RORES RORRO ROSAL ROSAN ROSAR ROSAS ROSCA ROSCO ROSEA ROSEE ROSEN ROSEO ROSES ROSJO ROSON ROSOS ROSTA ROSTE ROSTI ROSTO ROTAD </text:span><text:soft-page-break/><text:span text:style-name="T1">ROTAL ROTAN ROTAR ROTAS ROTEN ROTES ROTOR ROTOS ROUGE ROYAN ROYAS ROYOS ROZAD ROZAN ROZAR ROZAS ROZNA ROZNE ROZNO ROZON ROZOS RUABA RUADA RUADO RUAIS RUANA RUANO RUARA RUARE RUASE RUBEA RUBEO RUBIA RUBIN RUBIO RUBIS RUBLO RUBOR RUBRA RUBRO RUCAD RUCAN RUCAR RUCAS RUCHA RUCHE RUCHO RUCIA RUCIO RUCOS RUDAS RUDOS RUECA RUEDA RUEDE RUEDO RUEGA RUEGO RUEIS RUEJO RUEÑO RUFAS RUFON RUFOS RUGAD RUGAN RUGAR RUGAS RUGBY RUGEN RUGES RUGIA RUGID RUGIO RUGIR RUGIS RUGUE RUIDO RUINA RUINE RUINO RUJAN RUJAS RUJIA RUJIE RUJIO RULAD RULAN RULAR RULAS RULEN RULES RULOS RUMBA RUMBE RUMBO RUMIA RUMIE RUMIO RUMIS RUMOR RUMOS RUNAS RUNES RUNGA RUNGO RUNOS RUÑAD RUÑAN RUÑAR RUÑAS RUÑEN RUÑES RUÑIA RUÑID RUÑIR RUÑIS RUPIA RUQUE RURAL RURRU RUSAS RUSCO RUSEL RUSES RUSIA RUSOS RUSTA RUSTE RUSTI RUSTO RUTAD RUTAN RUTAR RUTAS RUTEL RUTEN RUTES SABEA SABED SABEN SABEO SABER SABES SABIA SABIO SABIR SABLE SABOR SABRA SABRE SACAD SACAN SACAR SACAS SACES SACHA SACHE SACHO SACIA SACIE SACIO SACON SACOS SACRA SACRE SACRO SAETA SAETE SAETI SAETO SAFIR SAGAS SAGAZ SAGUS SAINA SAINE SAINO SAJAD SAJAN SAJAR SAJAS SAJEN SAJES SAJIA SAJON SALAD SALAN SALAR SALAS SALAZ SALCE SALDA SALDE SALDO SALEA SALEE SALEN SALEO SALEP SALES SALGA SALGO SALIA SALID SALIN SALIO SALIR SALIS SALLA SALLE SALLO SALMA SALME SALMO SALOL SALON SALPA SALSA SALSO SALTA SALTE SALTO SALUD SALVA SALVE SALVO SAMAN SAMAS SAMBA SAMBO SAMIA SAMIO SAMPA SANAD SANAN SANAR SANAS SANCO SANEA SANEE SANEN SANEO SANES SANGO SANIE SANJA SANJE SANJO SANOS SANSA SANSO SANTA SANTO SAÑAS SAPAS SAPEA SAPEE SAPEO SAPOS SAQUE SARAN SARAO SARDA SARDE SARDO SARGA SARGO SARIA SARIS SARNA SARRO SARTA SARZA SARZO SASAL SATAN SATAS SATEN SATIN SATIS SATOS SAUCE SAUCO SAUDI SAUNA SAVIA SAXEA SAXEO SAXOS SAYAL SAYAS SAYON SAYOS SAZON SEAIS SEBES SEBOS SECAD SECAN SECAR SECAS SECON SECOS SECTA SECUA SEDAD SEDAL SEDAN SEDAR SEDAS SEDEA SEDEE SEDEN SEDEO SEDES SEGAD SEGAR SEGAS SEGRI SEGUE SEGUI SEGUN SEGUR SEIBO SEICO SEISE SEJES SELES SELLA SELLE SELLO SELVA SEMAS SEMEN SEMIS SENAS SENDA SENES SENIL SENOS SENTA SENTE SENTI SENTO SEÑAL SEÑAS SEÑOR SEORA SEPAN SEPAS SEPES SEPIA SEPTO SEQUE SERAN SERAS SERBA SERBO SERES SERIA SERIE SERIO SERNA SERON SERPA SERRA SERRE SERRO SERVI SERVO SESEA SESEE SESEN SESEO SESES SESGA SESGO SESIL SESIS SESMA SESMO SESOS SETAL SETAS SETOS SEXAD SEXAN SEXAR SEXAS SEXEN SEXES SEXMA SEXMO SEXOS SEXTA SEXTO SHORT SHUAR SIBIL SICLO SICUS SIDAS SIDRA SIEGA SIEGO SIENA SIESO SIETE SIFON SIFUE SIGAN SIGAS SIGLA SIGLO SIGMA SIGNA SIGNE SIGNO SIGUA SIGUE SIJES SIJUS SILBA SILBE SILBO SILES SILEX SILFO SILGA SILGO SILLA </text:span><text:soft-page-break/><text:span text:style-name="T1">SILOS SILVA SIMAS SIMIA SIMIL SIMIO SIMON SIMPA SIMUN SINGA SINGO SINOS SIOUX SIPES SIQUE SIRAS SIRGA SIRGO SIRIA SIRIN SIRIO SIRLE SIROS SIRTE SIRVA SIRVE SIRVO SISAD SISAL SISAN SISAR SISAS SISCA SISEA SISEE SISEN SISEO SISES SISMO SISON SITAS SITIA SITIE SITIO SITOS SITUA SITUE SITUO SOASA SOASE SOASO SOBAD SOBAN SOBAR SOBAS SOBEN SOBEO SOBES SOBON SOBOS SOBRA SOBRE SOBRO SOCAS SOCAZ SOCHE SOCIA SOCIO SOCOL SODAS SODIO SOEZA SOFAS SOFIS SOGAS SOGUN SOJAS SOLAD SOLAR SOLAS SOLAZ SOLDA SOLDE SOLDO SOLEA SOLEE SOLEN SOLEO SOLER SOLES SOLFA SOLIA SOLIO SOLLA SOLLO SOLOS SOLTA SOLTE SOLTO SOMAS SOMOS SONAD SONAR SONAS SONDA SONDE SONDO SONES SONIO SONSA SONSO SONTA SONTO SOÑAD SOÑAR SOÑAS SOPAD SOPAN SOPAR SOPAS SOPEA SOPEE SOPEN SOPEO SOPES SOPIE SOPLA SOPLE SOPLO SOPON SOPOR SORBA</text:span> </text:p>
      <text:p text:style-name="P5"><text:span text:style-name="T6">SORBE SORBI SORBO SORCE SORDA SORDO SORES SORGO SORNA SORNE SORNO SOROR SOROS SORRA SOSAL SOSAR SOSAS SOSIA SOSOS SOTAD SOTAN SOTAR SOTAS SOTEN SOTES SOTIL SOTOL SOTOS SOVOZ SOYAS SPORT SPRAY STAND SUABA SUABO SUATA SUATO SUAVE SUAZI SUBAN SUBAS SUBEN SUBEO SUBES SUBIA SUBID SUBIO SUBIR SUBIS SUBTE SUCHE SUCIA SUCIO SUCOS SUCRE SUCUS SUDAD SUDAN SUDAR SUDAS SUDEN SUDES SUDOR SUECA SUECO SUELA SUELE SUELO SUENA SUENE SUENO SUEÑA SUEÑE SUEÑO SUERO SUEVA SUEVO SUFIS SUFRA SUFRE SUFRI SUFRO SUIDO SUITA SUITE SUIZA SUIZO SULAS SULCO SULLA SUMAD SUMAN SUMAR SUMAS SUMEN SUMES SUMIA SUMID SUMIO SUMIR SUMIS SUMOS SUMUS SUNCA SUNCO SUPER SUPLA SUPLE SUPLI SUPLO SUPON SUPRA SURAL SURAS SURCA SURCO SURDA SURDE SURDI SURDO SURES SURFS SURGE SURGI SURIS SURJA SURJO SURTA SURTE SURTI SURTO SUSES SUSTO SUTAS SUTES SUTIL SUYAS SUYOS SUZON TABAL TABAS TABEA TABES TABIS TABLA TABLE TABLO TABON TABOR TABOS TABUS TACAR TACAS TACEN TACES TACET TACHA TACHE TACHO TACON TACOS TACTO TAFIA TAFON TAFOS TAFUR TAGUA TAHAS TAHUR TAIFA TAIGA TAIMA TAIME TAIMO TAINA TAINO TAIPA TAIRA TAIRE TAITA TAJAD TAJAN TAJAR TAJAS TAJEA TAJEE TAJEN TAJEO TAJES TAJIN TAJON TAJOS TAJUS TALAD TALAN TALAR TALAS TALCO TALEA TALED TALEN TALES TALGO TALIN TALIO TALLA TALLE TALLO TALMA TALON TALOS TALPA TALUD TAMAL TAMBA TAMBO TAMIL TAMIZ TAMOS TAMUL TANAS TANCA TANCO TANDA TANES TANGA TANGE TANGI TANGO TANJA TANJO TANOR TANOS TANTA TANTO TANZA TAÑAD TAÑAN TAÑAR TAÑAS TAÑED TAÑEN TAÑER TAÑES TAÑIA TAÑOS TAPAD TAPAN TAPAR TAPAS TAPEA TAPEE TAPEN TAPEO TAPES TAPIA TAPIE TAPIN TAPIO TAPIR TAPIS TAPIZ TAPON TAQUE TARAD TARAN TARAR TARAS TARAY TARCA TARCO TARDA TARDE TARDO TAREA TAREN TARES TARIN TARJA TARJE TARJO TARMA TAROT TARRA TARRO TARSO TARTA TASAD </text:span><text:soft-page-break/><text:span text:style-name="T6">TASAN TASAR TASAS TASCA TASCO TASEN TASES TASIA TASIO TASIS TASTO TATAS TATAY TATOS TATUA TATUE TATUO TATUS TAUCA TAUCO TAULA TAURO TAXIS TAXON TAYOS TAYUL TAZAD TAZAN TAZAR TAZAS TAZON TEAME TEBEA TEBEO TECAS TECES TECHA TECHE TECHO TECLA TECLE TECLO TECOL TEDAS TEDIO TEFES TEGEA TEGEO TEGUA TEGUE TEHUL TEINA TEJAD TEJAN TEJAR TEJAS TEJED TEJEN TEJER TEJES TEJIA TEJIO TEJON TEJOS TELAR TELAS TELES TELEX TELON TEMAD TEMAN TEMAR TEMAS TEMED TEMEN TEMER TEMES TEMIA TEMIO TEMOR TEMPO TEMUS TENAS TENAZ TENCA TENDE TENDI TENED TENER TENES TENGA TENGO TENIA TENIO TENIS TENOR TENSA TENSE TENSO TENTA TENTE TENTO TENUE TEÑAS TEÑIA TEÑID TEÑIR TEÑIS TEOSA TEOSO TEPES TEPUS TEPUY TEQUE TERCA TERCO TERMA TERMO TERNA TERNE TERNO TEROS TERSA TERSE TERSO TESAD TESAN TESAR TESAS TESEN TESES TESIS TESLA TESON TESOS TESTA TESTE TESTO TETAD TETAN TETAR TETAS TETEN TETES TETON TETRA TETRO TEXES TEXTO TEYAS TEYOS TEYUS TIACA TIARA TIBAR TIBES TIBIA TIBIE TIBIO TIBOR TICAS TICOS TIENE TIESA TIESO TIFAS TIFON TIFOS TIFUS TIGRA TIGRE TIGUA TIGUE TIJAS TIJOS TIJUL TILAS TILDA TILDE TILDO TILES TILIA TILIN TILLA TILLE TILLO TILMA TILOS TIMAD TIMAN TIMAR TIMAS TIMBA TIMBO TIMEN TIMES TIMOL TIMON TIMOS TIMPA TINAS TINCA TINCO TINEA TINEO TINGE TINOS TINTA TINTE TINTO TIÑAN TIÑAS TIÑEN TIÑES TIPAS TIPIS TIPLE TIPOI TIPOS TIPOY TIQUE TIQUI TIRAD TIRAN TIRAR TIRAS TIREN TIRES TIRIA TIRIO TIRON TIROS TIRRO TIRSO TIRTE TISIS TISTE TISUS TITAD TITAN TITAR TITAS TITEA TITEE TITEN TITEO TITES TITIL TITIS TITOS TIZAS TIZNA TIZNE TIZNO TIZON TIZOS TLACO TOABA TOADA TOADO TOAIS TOARA TOARE TOASE TOBAR TOBAS TOCAD TOCAN TOCAR TOCAS TOCEN TOCES TOCHA TOCHE TOCHO TOCIA TOCIO TOCON TOCOS TOCTE TODAS TODIA TODOS TOEIS TOESA TOFOS TOGAN TOGAR </text:span><text:soft-page-break/><text:span text:style-name="T6">TOGAS TOGUE TOJAL TOJOS TOLAS TOLDA TOLDE TOLDO TOLES TOLLA TOLLO TOLMO TOLON TOLVA TOMAD TOMAN TOMAR TOMAS TOMEN TOMES TOMIN TOMON TOMOS TONAD TONAL TONAN TONAR TONAS TONCA TONDO TONEL TONEN TONER TONES TONGA TONGO TONOS TONTA TONTO TOÑAS TOÑIL TOPAD TOPAN TOPAR TOPAS TOPEA TOPEE TOPEN TOPEO TOPES TOPIA TOPIL TOPON TOPOS TOQUE TOQUI TORAL TORAS TORAX TORCA TORCE TORCI TORCO TORDA TORDO TOREA TOREE TOREO TORES TORGA TORGO TORIL TORIO TORMO TORNA TORNE TORNO TORON TOROS TORPE TORRA TORRE TORRO TORSO TORTA TORVA TORVO TOSAN TOSAS TOSCA TOSCO TOSED TOSEN TOSER TOSES TOSIA TOSIO TOSTA TOSTE TOSTO TOTAL TOTEM TOTES TOTIS TOTOL TOVAS TOZAD TOZAL TOZAN TOZAR TOZAS TOZOS TRABA TRABE TRABO TRACA TRACE TRAED TRAEN TRAER TRAES TRAFA TRAGA TRAGO TRAIA TRAJE TRAJO TRAMA TRAME TRAMO TRAPA TRAPE TRAPO TRARO TRATA TRATE TRATO TRAVO TRAZA TRAZO TREBO TRECE TREFE TREJA TREMA TREME TREMI TREMO TRENA TRENO TREOS TREPA TREPE TREPO TRETA TRIAD TRIAL TRIAN TRIAR TRIAS TRIBU TRICE TRIEN TRIES TRIGA TRIGO TRILE TRINA TRINE TRINO TRIOS TRIPA TRIPE TRISA TRISE TRISO TRIZA TRIZO TROCA TROCE TROCO TROJA TROJE TROLA TROLE TRONA TRONE TRONO TROPA TROPO TROTA TROTE TROTO TROVA TROVE TROVO TROZA TROZO TRUCA TRUCO TRUES TRUFA TRUFE TRUFO TRUJA TRUSA TRUST TUANI TUBAS TUBOS TUCAN TUCAS TUCIA TUCOS TUCUN TUDAS TUDEL TUECA TUECO TUERA TUERO TUFEA TUFEE TUFEO TUFOS TUINA TULAR TULES TULIO TULLA TULLE TULLI TULLO TULPA TUMBA TUMBE TUMBO TUMOR TUMOS TUNAD TUNAL TUNAN TUNAR TUNAS TUNCA TUNCO TUNDA TUNDE TUNDI TUNDO TUNEA TUNEE TUNEL TUNEN TUNEO TUNES TUNJO TUNOS</text:span></text:p>
      <text:p text:style-name="P3"/>
      <text:p text:style-name="P3"><text:span text:style-name="T1">TUNTA TUPAN TUPAS TUPEN TUPES TUPIA TUPID TUPIN TUPIO TUPIR TUPIS TUPOS TURAR TURBA TURBE TURBO TURCA TURCO TURMA TURNA TURNE TURNO TURON TURRA TURRE TURRO TUSAD </text:span><text:soft-page-break/><text:span text:style-name="T1">TUSAN TUSAR TUSAS TUSCA TUSCO TUSEN TUSES TUSON TUSOS TUTAS TUTEA TUTEE TUTEO TUTES TUTIA TUTOR TUTOS TUTUS TUYAS TUYOS TUZAS UBICA UBICO UBIES UBIOS UBRES UCASE UCHUS UEBOS UFANA UFANE UFANO UGRES UJIER UJULE ULAGA ULALA ULANO ULEMA ULPOS ULTRA ULUAS ULULA ULULE ULULO UMBRA UMBRO UMERO UNAIS UNCEN UNCES UNCIA UNCID UNCIO UNCIR UNCIS UNGEN UNGES UNGIA UNGID UNGIO UNGIR UNGIS UNIAN UNIAS UNICA UNICO UNIDA UNIDO UNION UNIRA UNIRE UNJAN UNJAS UNTAD UNTAN UNTAR UNTAS UNTEN UNTES UNTOS UNZAN UNZAS UÑADA UÑADO UÑAIS UÑATE UÑERA UÑERE UÑERO UÑESE UÑETA UÑIAN UÑIAS UÑIDA UÑIDO UÑIRA UÑIRE UÑOSA UÑOSO UÑUDO UPABA UPADA UPADO UPAIS UPARA UPARE UPASE UPEIS UPUPA URAOS URAPE URATO URBES URCAS URCES URDAN URDAS URDEN URDES URDIA URDID URDIO URDIR URDIS URDUS UREAS URGEN URGES URGIA URGID URGIO URGIR URGIS URICA URICO URJAN URJAS URNAS URTAS URUBU URUCU URUGA USABA USADA USADO USAIS USAJE USARA USARE USASE USEIS USGOS USIAS USIER USINA USTED USUAL USURA USURE USURO UTERO UVADA UVATE UVEAS UVERA UVERO UVIAR UVULA VACAD VACAN VACAR VACAS VACIA VACIE VACIO VACOS VACUA VACUO VADEA VADEE VADEO VADES VADOS VAFEA VAFEE VAFEO VAGAD VAGAN VAGAR VAGAS VAGON VAGOS VAGUE VAHAD VAHAN VAHAR VAHAS VAHEA VAHEE VAHEN VAHEO VAHES VAHOS VAIDA VAINA VAJEA VAJEE VAJEO VALAR VALED VALEN VALER VALES VALET VALGA VALGO VALIA VALIO VALIS VALLA VALLE VALLO VALON VALOR VALSA VALSE VALSO VALUA VALUE VALUO VALVA VAMOS VANAS VANEA VANEE VANEO VANOS VAPOR VAQUE VARAD VARAL VARAN VARAR VARAS VAREA VAREE VAREN VAREO VARES VARGA VARIA VARIE VARIO VARIS VARIZ VARON VASAR VASAS VASCA VASCO VASOS VASTA VASTO VATER VATES VATIO VAYAN VAYAS VEAIS VECEN VECES VEDAD VEDAN VEDAR VEDAS VEDEN VEDES VEGAS VEIAN VEIAS VEJAD VEJAN VEJAR VEJAS VEJEN VEJES VEJEZ VELAD VELAN VELAR VELAS VELAY VELEN VELES VELIS VELIZ VELLO VELON VELOS VELOZ VEMOS VENAL VENAS VENCE VENCI VENDA VENDE VENDI VENDO VENGA VENGO VENIA VENID VENIR VENIS VENTA VENTE VENTO VENUS VENZA VENZO VERAN VERAS VERAZ VERBA VERBO VERDE VERES VERGA VERGE VERIA VERIL VERJA VERME VERMU VEROS VERSA VERSE VERSO VERTE VERTI VESTE VESTI VETAD VETAN VETAR VETAS VETEA VETEE VETEN VETEO VETES VETON VETOS VEZAD VEZAN VEZAR VEZAS VIADA VIAJA VIAJE VIAJO VIBRA VIBRE VIBRO VICHA VICHE VICHO VICHY VICIA VICIE VICIO VICOS VICTO VIDAS VIDEO VIDES VIDON VIDRO VIEJA VIEJO VIENE VIERA VIERE VIESA VIESE VIGAS VIGIA VIGIE VIGIO VIGOR VILES VILLA VILOS VIMOS VINAL VINAR VINCA VINCO VINOS VINTA VIÑAS VIOLA VIOLE VIOLO VIRAD VIRAL VIRAN VIRAR VIRAS VIREN VIREO VIRES VIRGO VIRIL VIRIO VIROL VIRON VIRUS VISAD VISAN VISAR VISAS VISCO VISEA VISEE VISEN VISEO VISES VISIR VISON </text:span><text:soft-page-break/><text:span text:style-name="T1">VISOR VISOS VISTA VISTE VISTO VITAD VITAL VITAN VITAR VITAS VITEN VITES VITOR VITOS VITRE VIUDA VIUDO VIVAC VIVAD VIVAN VIVAR VIVAS VIVAZ VIVEN VIVES VIVEZ VIVIA VIVID VIVIO VIVIR VIVIS VIVON VIVOS VOACE VOCAL VOCEA VOCEE VOCEO VOCES VODCA VODUS VOILA VOLAD VOLAR VOLAS VOLCA VOLCO VOLEA VOLEE VOLEO VOLON VOLTS VOLVE VOLVI VOLVO VOMER VORAZ VOSEA VOSEE VOSEO VOTAD VOTAN VOTAR VOTAS VOTEN VOTES VOTOS VOTRI VOZNA VOZNE VOZNO VUDUS VUELA VUELE VUELO VUESA VUESO VULGO VULTO VULVA VUSCO XECAS XENON XINCA XIOTE XOLAS XOLOS YABAS YACAL YACAS YACED YACEN YACER YACES YACIA YACIO YACON YAGAN YAGAS YAGUA YAITI YALES YAMAO YAMBO YAMPA YANAS YANTA YANTE YANTO YAPAD YAPAN YAPAR YAPAS YAPEN YAPES YAPUS YAQUE YAQUI YARDA YARES YAREY YAROS YATAI YATAY YATES YAYAS YAYOS YAZCA YAZCO YAZGA YAZGO YEBOS YECOS YEDGO YEDRA YEGUA YELGO YELMO YEMAS YENDO YENES YENTE YERAL YERBA YERGA YERGO YERMA YERME YERMO YERNA YERNO YEROS YERRA YERRE YERRO YERSI YERTA YERTO YERVO YESAL YESAR YESCA YESON YESOS YETIS YEYES YEYOS YEZGO YINAS YINES YIRAS YIROS YODAD YODAN YODAR YODAS YODEN YODES YODOS YOGAR YOGAS YOGOS YOGUI YOGUR YOLAS YOQUI YORIS YOSES YOYOS YUCAL YUCAS YUCPA YUDOS YUGOS YUMBA YUMBO YUNGA YUNTA YUNTO YURAS YURES YUTAS YUTES YUYAL YUYOS ZABRA ZABRO ZACAS ZACEA ZACEE ZACEO ZADES ZAFAD ZAFAN ZAFAR ZAFAS ZAFEN ZAFES ZAFIA ZAFIO ZAFIR ZAFON ZAFOS ZAFRA ZAFRE ZAGAL ZAGAS ZAGUA ZAHEN ZAHON ZAIDA ZAINA ZAINO ZAJON ZALAS ZALBA ZALBO ZALEA ZALEE ZALEO ZALLA ZALLE ZALLO ZAMBA ZAMBO ZAMPA ZAMPE ZAMPO ZANAS ZANCA ZANCO ZANGA ZANJA ZANJE ZANJO ZAPAD ZAPAN ZAPAR ZAPAS ZAPEA ZAPEE ZAPEN ZAPEO ZAPES ZAQUE ZARBO ZARCA ZARCO ZARES ZARJA ZARPA ZARPE ZARPO ZARZA ZARZO ZATAS ZAYAS ZAZAS ZAZOS ZEBRA ZEDAS ZEGRI ZEINA ZEJEL ZENDA ZENDO ZENES ZENIT ZETAS ZINCS ZOCAD ZOCAN ZOCAR ZOCAS ZOCLO ZOCOS ZOFRA ZOILO ZOIZO ZOLLE ZOMAS ZOMBI ZOMOS ZOMPA ZOMPO ZONAL ZONAS ZONDA ZONTA ZONTO ZONZA ZONZO ZOPAS ZOPES ZOPOS ZOQUE ZORRA ZORRO ZOTAL ZOTES ZOTOL ZUAVO ZUBIA ZUDAS ZUECA ZUECO ZUELA ZUIZA ZULLA ZULLE ZULLO ZULUS ZUMAS ZUMBA ZUMBE ZUMBO ZUMOS ZUNAS ZUNZA ZUÑAN ZUÑAS ZUÑEN ZUÑES ZUÑIA ZUÑID ZUÑIR ZUÑIS ZUÑOS ZUPIA ZURAS ZURBA ZURCE ZURCI ZURDA ZURDE ZURDI ZURDO ZUREA ZUREE ZUREO ZUROS ZURRA ZURRE ZURRI ZURRO ZURZA ZURZO ZUZAR ZUZON</text:span>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ystem" style:font-pitch="variable"/>
    <style:font-face style:name="Arial2" svg:font-family="Arial"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Lucida Console" svg:font-family="'Lucida Console', monospac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2"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2T00:36:20.091000000</meta:creation-date>
    <dc:date>2022-02-02T00:39:57.722000000</dc:date>
    <meta:editing-duration>PT3M38S</meta:editing-duration>
    <meta:editing-cycles>1</meta:editing-cycles>
    <meta:document-statistic meta:table-count="0" meta:image-count="0" meta:object-count="0" meta:page-count="27" meta:paragraph-count="13" meta:word-count="10836" meta:character-count="65014" meta:non-whitespace-character-count="54179"/>
    <meta:generator>LibreOffice/7.2.5.2$Windows_X86_64 LibreOffice_project/499f9727c189e6ef3471021d6132d4c694f357e5</meta:generator>
  </office:meta>
</office:document-meta>
</file>